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5" style:family="table-row">
      <style:table-row-properties style:row-height="0.2591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6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 fo:border="0.0008in solid #000000"/>
    </style:style>
    <style:style style:name="ce9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8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10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10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0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ar" style:country-complex="SA" style:font-style-complex="normal"/>
      <style:map style:condition="cell-content()&gt;0" style:apply-style-name="Absent" style:base-cell-address="Tong_Hop_Ngay_Nghi_2015.C2"/>
    </style:style>
    <style:style style:name="ce104" style:family="table-cell" style:parent-style-name="Default">
      <style:table-cell-properties fo:wrap-option="wrap" fo:border="0.0008in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6">
            <text:p>0.6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1012" table:default-cell-style-name="Default"/>
        <table:table-row table:style-name="ro11">
          <table:table-cell table:style-name="ce91" office:value-type="string">
            <text:p>Tổng hợp ngày nghỉ 2015</text:p>
          </table:table-cell>
          <table:table-cell table:style-name="ce42" table:number-columns-repeated="6"/>
          <table:table-cell table:style-name="ce101"/>
          <table:table-cell table:style-name="ce42" table:number-columns-repeated="4"/>
          <table:table-cell table:number-columns-repeated="1012"/>
        </table:table-row>
        <table:table-row table:style-name="ro11" table:number-rows-repeated="4">
          <table:table-cell table:style-name="ce91"/>
          <table:table-cell table:style-name="ce42" table:number-columns-repeated="6"/>
          <table:table-cell table:style-name="ce101"/>
          <table:table-cell table:style-name="ce42" table:number-columns-repeated="4"/>
          <table:table-cell table:number-columns-repeated="1012"/>
        </table:table-row>
        <table:table-row table:style-name="ro12">
          <table:table-cell table:style-name="ce92" office:value-type="string">
            <text:p>No.</text:p>
          </table:table-cell>
          <table:table-cell table:style-name="ce92" office:value-type="string">
            <text:p>Name</text:p>
          </table:table-cell>
          <table:table-cell table:style-name="ce94" office:value-type="string">
            <office:annotation draw:style-name="gr12" draw:text-style-name="P1" svg:width="3.4126in" svg:height="1.3232in" svg:x="2.9559in" svg:y="0.1634in" draw:caption-point-x="-0.7689in" draw:caption-point-y="1.200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94" office:value-type="string">
            <office:annotation draw:style-name="gr2" draw:text-style-name="P1" svg:width="1.1413in" svg:height="0.5457in" svg:x="3.3161in" svg:y="0.7929in" draw:caption-point-x="-0.2402in" draw:caption-point-y="0.570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94" office:value-type="string">
            <text:p>Working To</text:p>
          </table:table-cell>
          <table:table-cell table:style-name="ce94" office:value-type="string">
            <office:annotation draw:style-name="gr3" draw:text-style-name="P1" svg:width="1.1413in" svg:height="0.7012in" svg:x="5.2969in" svg:y="0.7929in" draw:caption-point-x="-0.2622in" draw:caption-point-y="0.570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94" office:value-type="string">
            <office:annotation draw:style-name="gr2" draw:text-style-name="P1" svg:width="1.1413in" svg:height="0.5457in" svg:x="5.2748in" svg:y="0.7929in" draw:caption-point-x="-0.2402in" draw:caption-point-y="0.570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102" office:value-type="string">
            <office:annotation draw:style-name="gr4" draw:text-style-name="P1" svg:width="1.1413in" svg:height="0.3902in" svg:x="6.1638in" svg:y="0.7929in" draw:caption-point-x="-0.2402in" draw:caption-point-y="0.570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94" office:value-type="string">
            <text:p>Remaining Leave Days</text:p>
          </table:table-cell>
          <table:table-cell table:style-name="ce94" office:value-type="string">
            <text:p>Leave Days Already Subtracted From Salary</text:p>
          </table:table-cell>
          <table:table-cell table:style-name="ce94" office:value-type="string">
            <office:annotation office:display="true" draw:style-name="gr5" draw:text-style-name="P1" svg:width="1.9224in" svg:height="1.4787in" svg:x="10.039in" svg:y="0.5039in" draw:caption-point-x="-1.4484in" draw:caption-point-y="0.859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92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95" office:value-type="float" office:value="2.5">
            <text:p>2.5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7]);DATE(YEAR([.D7]);12;31);NOW())" office:value-type="date" office:date-value="2015-08-12T09:45:23.99">
            <text:p>08/12/15</text:p>
          </table:table-cell>
          <table:table-cell table:style-name="ce9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100" table:formula="of:=SUMPRODUCT([Thong_Tin_Ngay_Nghi_201501.$B$3:.$B$29]=[.B7];[Thong_Tin_Ngay_Nghi_201501.$C$3:.$C$29]) + SUMPRODUCT([Thong_Tin_Ngay_Nghi_201502.$B$5:.$B$35]=[.B7];[Thong_Tin_Ngay_Nghi_201502.$C$5:.$C$35])  + SUMPRODUCT([Thong_Tin_Ngay_Nghi_201503.$B$5:.$B$35]=[.B7];[Thong_Tin_Ngay_Nghi_201503.$C$5:.$C$35])" office:value-type="float" office:value="5">
            <text:p>5</text:p>
          </table:table-cell>
          <table:table-cell table:style-name="ce103" table:formula="of:=SUMPRODUCT([Thong_Tin_Ngay_Nghi_201501.$B$3:.$B$29]=[.B7];[Thong_Tin_Ngay_Nghi_201501.$C$3:.$C$29]) + SUMPRODUCT([Thong_Tin_Ngay_Nghi_201502.$B$5:.$B$35]=[.B7];[Thong_Tin_Ngay_Nghi_201502.$C$5:.$C$35])  + SUMPRODUCT([Thong_Tin_Ngay_Nghi_201503.$B$5:.$B$35]=[.B7];[Thong_Tin_Ngay_Nghi_201503.$C$5:.$C$35]) +  SUMPRODUCT([Thong_Tin_Ngay_Nghi_201504.$B$5:.$B$41]=[.B7];[Thong_Tin_Ngay_Nghi_201504.$C$5:.$C$41])" office:value-type="float" office:value="5.5">
            <text:p>5.5</text:p>
          </table:table-cell>
          <table:table-cell table:style-name="ce95" table:formula="of:=IF(DATE(YEAR([.E7]);MONTH([.E7]);DAY([.E7]))&lt;=DATE(YEAR([.E7]);3;31); [.F7]+[.C7]-[.G7]; IF([.G7]-[.C7]&lt;0;[.F7]-[.H7];[.F7]+[.C7]-[.H7]))" office:value-type="float" office:value="4">
            <text:p>4</text:p>
          </table:table-cell>
          <table:table-cell table:style-name="ce95"/>
          <table:table-cell table:style-name="ce95" table:formula="of:=[.I7]+[.J7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5" office:value-type="float" office:value="8">
            <text:p>8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8]);DATE(YEAR([.D8]);12;31);NOW())" office:value-type="date" office:date-value="2015-08-12T09:45:23.99">
            <text:p>08/12/15</text:p>
          </table:table-cell>
          <table:table-cell table:style-name="ce9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100" table:formula="of:=SUMPRODUCT([Thong_Tin_Ngay_Nghi_201501.$B$3:.$B$29]=[.B8];[Thong_Tin_Ngay_Nghi_201501.$C$3:.$C$29]) + SUMPRODUCT([Thong_Tin_Ngay_Nghi_201502.$B$5:.$B$35]=[.B8];[Thong_Tin_Ngay_Nghi_201502.$C$5:.$C$35])  + SUMPRODUCT([Thong_Tin_Ngay_Nghi_201503.$B$5:.$B$35]=[.B8];[Thong_Tin_Ngay_Nghi_201503.$C$5:.$C$35])" office:value-type="float" office:value="2.5">
            <text:p>2.5</text:p>
          </table:table-cell>
          <table:table-cell table:style-name="ce103" table:formula="of:=SUMPRODUCT([Thong_Tin_Ngay_Nghi_201501.$B$3:.$B$29]=[.B8];[Thong_Tin_Ngay_Nghi_201501.$C$3:.$C$29]) + SUMPRODUCT([Thong_Tin_Ngay_Nghi_201502.$B$5:.$B$35]=[.B8];[Thong_Tin_Ngay_Nghi_201502.$C$5:.$C$35])  + SUMPRODUCT([Thong_Tin_Ngay_Nghi_201503.$B$5:.$B$35]=[.B8];[Thong_Tin_Ngay_Nghi_201503.$C$5:.$C$35]) +  SUMPRODUCT([Thong_Tin_Ngay_Nghi_201504.$B$5:.$B$41]=[.B8];[Thong_Tin_Ngay_Nghi_201504.$C$5:.$C$41])" office:value-type="float" office:value="2.5">
            <text:p>2.5</text:p>
          </table:table-cell>
          <table:table-cell table:style-name="ce95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style-name="ce95"/>
          <table:table-cell table:style-name="ce95" table:formula="of:=[.I8]+[.J8]" office:value-type="float" office:value="4.5">
            <text:p>4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95" office:value-type="float" office:value="6">
            <text:p>6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9]);DATE(YEAR([.D9]);12;31);NOW())" office:value-type="date" office:date-value="2015-08-12T09:45:23.99">
            <text:p>08/12/15</text:p>
          </table:table-cell>
          <table:table-cell table:style-name="ce9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100" table:formula="of:=SUMPRODUCT([Thong_Tin_Ngay_Nghi_201501.$B$3:.$B$29]=[.B9];[Thong_Tin_Ngay_Nghi_201501.$C$3:.$C$29]) + SUMPRODUCT([Thong_Tin_Ngay_Nghi_201502.$B$5:.$B$35]=[.B9];[Thong_Tin_Ngay_Nghi_201502.$C$5:.$C$35])  + SUMPRODUCT([Thong_Tin_Ngay_Nghi_201503.$B$5:.$B$35]=[.B9];[Thong_Tin_Ngay_Nghi_201503.$C$5:.$C$35])" office:value-type="float" office:value="5">
            <text:p>5</text:p>
          </table:table-cell>
          <table:table-cell table:style-name="ce103" table:formula="of:=SUMPRODUCT([Thong_Tin_Ngay_Nghi_201501.$B$3:.$B$29]=[.B9];[Thong_Tin_Ngay_Nghi_201501.$C$3:.$C$29]) + SUMPRODUCT([Thong_Tin_Ngay_Nghi_201502.$B$5:.$B$35]=[.B9];[Thong_Tin_Ngay_Nghi_201502.$C$5:.$C$35])  + SUMPRODUCT([Thong_Tin_Ngay_Nghi_201503.$B$5:.$B$35]=[.B9];[Thong_Tin_Ngay_Nghi_201503.$C$5:.$C$35]) +  SUMPRODUCT([Thong_Tin_Ngay_Nghi_201504.$B$5:.$B$41]=[.B9];[Thong_Tin_Ngay_Nghi_201504.$C$5:.$C$41])" office:value-type="float" office:value="5">
            <text:p>5</text:p>
          </table:table-cell>
          <table:table-cell table:style-name="ce95" table:formula="of:=IF(DATE(YEAR([.E9]);MONTH([.E9]);DAY([.E9]))&lt;=DATE(YEAR([.E9]);3;31); [.F9]+[.C9]-[.G9]; IF([.G9]-[.C9]&lt;0;[.F9]-[.H9];[.F9]+[.C9]-[.H9]))" office:value-type="float" office:value="2">
            <text:p>2</text:p>
          </table:table-cell>
          <table:table-cell table:style-name="ce95"/>
          <table:table-cell table:style-name="ce95" table:formula="of:=[.I9]+[.J9]" office:value-type="float" office:value="2">
            <text:p>2</text:p>
          </table:table-cell>
          <table:table-cell table:style-name="ce104"/>
          <table:table-cell table:number-columns-repeated="1012"/>
        </table:table-row>
        <table:table-row table:style-name="ro13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0]);DATE(YEAR([.D10]);12;31);NOW())" office:value-type="date" office:date-value="2015-08-12T09:45:23.99">
            <text:p>08/12/15</text:p>
          </table:table-cell>
          <table:table-cell table:style-name="ce9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100" table:formula="of:=SUMPRODUCT([Thong_Tin_Ngay_Nghi_201501.$B$3:.$B$29]=[.B10];[Thong_Tin_Ngay_Nghi_201501.$C$3:.$C$29]) + SUMPRODUCT([Thong_Tin_Ngay_Nghi_201502.$B$5:.$B$35]=[.B10];[Thong_Tin_Ngay_Nghi_201502.$C$5:.$C$35])  + SUMPRODUCT([Thong_Tin_Ngay_Nghi_201503.$B$5:.$B$35]=[.B10];[Thong_Tin_Ngay_Nghi_201503.$C$5:.$C$35])" office:value-type="float" office:value="8.5">
            <text:p>8.5</text:p>
          </table:table-cell>
          <table:table-cell table:style-name="ce103" table:formula="of:=SUMPRODUCT([Thong_Tin_Ngay_Nghi_201501.$B$3:.$B$29]=[.B10];[Thong_Tin_Ngay_Nghi_201501.$C$3:.$C$29]) + SUMPRODUCT([Thong_Tin_Ngay_Nghi_201502.$B$5:.$B$35]=[.B10];[Thong_Tin_Ngay_Nghi_201502.$C$5:.$C$35])  + SUMPRODUCT([Thong_Tin_Ngay_Nghi_201503.$B$5:.$B$35]=[.B10];[Thong_Tin_Ngay_Nghi_201503.$C$5:.$C$35]) +  SUMPRODUCT([Thong_Tin_Ngay_Nghi_201504.$B$5:.$B$41]=[.B10];[Thong_Tin_Ngay_Nghi_201504.$C$5:.$C$41])" office:value-type="float" office:value="9.5">
            <text:p>9.5</text:p>
          </table:table-cell>
          <table:table-cell table:style-name="ce95" table:formula="of:=IF(DATE(YEAR([.E10]);MONTH([.E10]);DAY([.E10]))&lt;=DATE(YEAR([.E10]);3;31); [.F10]+[.C10]-[.G10]; IF([.G10]-[.C10]&lt;0;[.F10]-[.H10];[.F10]+[.C10]-[.H10]))" office:value-type="float" office:value="-0.5">
            <text:p>-0.5</text:p>
          </table:table-cell>
          <table:table-cell table:style-name="ce95" office:value-type="float" office:value="3.5">
            <text:p>3.5</text:p>
          </table:table-cell>
          <table:table-cell table:style-name="ce95" table:formula="of:=[.I10]+[.J10]" office:value-type="float" office:value="3">
            <text:p>3</text:p>
          </table:table-cell>
          <table:table-cell table:style-name="ce104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/>
          <table:table-cell table:style-name="ce43" office:value-type="string">
            <text:p>Giau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20">
            <text:p>04/20/15</text:p>
          </table:table-cell>
          <table:table-cell table:style-name="ce97" table:formula="of:=IF(YEAR(NOW())&gt;YEAR([.D11]);DATE(YEAR([.D11]);12;31);NOW())" office:value-type="date" office:date-value="2015-08-12T09:45:24">
            <text:p>08/12/15</text:p>
          </table:table-cell>
          <table:table-cell table:style-name="ce9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100"/>
          <table:table-cell table:style-name="ce103" table:formula="of:=SUMPRODUCT([Thong_Tin_Ngay_Nghi_201501.$B$3:.$B$29]=[.B11];[Thong_Tin_Ngay_Nghi_201501.$C$3:.$C$29]) + SUMPRODUCT([Thong_Tin_Ngay_Nghi_201502.$B$5:.$B$35]=[.B11];[Thong_Tin_Ngay_Nghi_201502.$C$5:.$C$35])  + SUMPRODUCT([Thong_Tin_Ngay_Nghi_201503.$B$5:.$B$35]=[.B11];[Thong_Tin_Ngay_Nghi_201503.$C$5:.$C$35]) +  SUMPRODUCT([Thong_Tin_Ngay_Nghi_201504.$B$5:.$B$41]=[.B11];[Thong_Tin_Ngay_Nghi_201504.$C$5:.$C$41])" office:value-type="float" office:value="0">
            <text:p>0</text:p>
          </table:table-cell>
          <table:table-cell table:style-name="ce95" table:formula="of:=IF(DATE(YEAR([.E11]);MONTH([.E11]);DAY([.E11]))&lt;=DATE(YEAR([.E11]);3;31); [.F11]+[.C11]-[.G11]; IF([.G11]-[.C11]&lt;0;[.F11]-[.H11];[.F11]+[.C11]-[.H11]))" office:value-type="float" office:value="3">
            <text:p>3</text:p>
          </table:table-cell>
          <table:table-cell table:style-name="ce95"/>
          <table:table-cell table:style-name="ce95" table:formula="of:=[.I11]+[.J11]" office:value-type="float" office:value="3">
            <text:p>3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2]);DATE(YEAR([.D12]);12;31);NOW())" office:value-type="date" office:date-value="2015-08-12T09:45:24">
            <text:p>08/12/15</text:p>
          </table:table-cell>
          <table:table-cell table:style-name="ce9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100" table:formula="of:=SUMPRODUCT([Thong_Tin_Ngay_Nghi_201501.$B$3:.$B$29]=[.B12];[Thong_Tin_Ngay_Nghi_201501.$C$3:.$C$29]) + SUMPRODUCT([Thong_Tin_Ngay_Nghi_201502.$B$5:.$B$35]=[.B12];[Thong_Tin_Ngay_Nghi_201502.$C$5:.$C$35])  + SUMPRODUCT([Thong_Tin_Ngay_Nghi_201503.$B$5:.$B$35]=[.B12];[Thong_Tin_Ngay_Nghi_201503.$C$5:.$C$35])" office:value-type="float" office:value="3">
            <text:p>3</text:p>
          </table:table-cell>
          <table:table-cell table:style-name="ce103" table:formula="of:=SUMPRODUCT([Thong_Tin_Ngay_Nghi_201501.$B$3:.$B$29]=[.B12];[Thong_Tin_Ngay_Nghi_201501.$C$3:.$C$29]) + SUMPRODUCT([Thong_Tin_Ngay_Nghi_201502.$B$5:.$B$35]=[.B12];[Thong_Tin_Ngay_Nghi_201502.$C$5:.$C$35])  + SUMPRODUCT([Thong_Tin_Ngay_Nghi_201503.$B$5:.$B$35]=[.B12];[Thong_Tin_Ngay_Nghi_201503.$C$5:.$C$35]) +  SUMPRODUCT([Thong_Tin_Ngay_Nghi_201504.$B$5:.$B$41]=[.B12];[Thong_Tin_Ngay_Nghi_201504.$C$5:.$C$41])" office:value-type="float" office:value="3">
            <text:p>3</text:p>
          </table:table-cell>
          <table:table-cell table:style-name="ce95" table:formula="of:=IF(DATE(YEAR([.E12]);MONTH([.E12]);DAY([.E12]))&lt;=DATE(YEAR([.E12]);3;31); [.F12]+[.C12]-[.G12]; IF([.G12]-[.C12]&lt;0;[.F12]-[.H12];[.F12]+[.C12]-[.H12]))" office:value-type="float" office:value="5">
            <text:p>5</text:p>
          </table:table-cell>
          <table:table-cell table:style-name="ce95"/>
          <table:table-cell table:style-name="ce95" table:formula="of:=[.I12]+[.J12]" office:value-type="float" office:value="5">
            <text:p>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iNM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13]);DATE(YEAR([.D13]);12;31);NOW())" office:value-type="date" office:date-value="2015-08-12T09:45:24">
            <text:p>08/12/15</text:p>
          </table:table-cell>
          <table:table-cell table:style-name="ce9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100" table:formula="of:=SUMPRODUCT([Thong_Tin_Ngay_Nghi_201501.$B$3:.$B$29]=[.B13];[Thong_Tin_Ngay_Nghi_201501.$C$3:.$C$29]) + SUMPRODUCT([Thong_Tin_Ngay_Nghi_201502.$B$5:.$B$35]=[.B13];[Thong_Tin_Ngay_Nghi_201502.$C$5:.$C$35])  + SUMPRODUCT([Thong_Tin_Ngay_Nghi_201503.$B$5:.$B$35]=[.B13];[Thong_Tin_Ngay_Nghi_201503.$C$5:.$C$35])" office:value-type="float" office:value="0">
            <text:p>0</text:p>
          </table:table-cell>
          <table:table-cell table:style-name="ce103" table:formula="of:=SUMPRODUCT([Thong_Tin_Ngay_Nghi_201501.$B$3:.$B$29]=[.B13];[Thong_Tin_Ngay_Nghi_201501.$C$3:.$C$29]) + SUMPRODUCT([Thong_Tin_Ngay_Nghi_201502.$B$5:.$B$35]=[.B13];[Thong_Tin_Ngay_Nghi_201502.$C$5:.$C$35])  + SUMPRODUCT([Thong_Tin_Ngay_Nghi_201503.$B$5:.$B$35]=[.B13];[Thong_Tin_Ngay_Nghi_201503.$C$5:.$C$35]) +  SUMPRODUCT([Thong_Tin_Ngay_Nghi_201504.$B$5:.$B$41]=[.B13];[Thong_Tin_Ngay_Nghi_201504.$C$5:.$C$41])" office:value-type="float" office:value="3.5">
            <text:p>3.5</text:p>
          </table:table-cell>
          <table:table-cell table:style-name="ce95" table:formula="of:=IF(DATE(YEAR([.E13]);MONTH([.E13]);DAY([.E13]))&lt;=DATE(YEAR([.E13]);3;31); [.F13]+[.C13]-[.G13]; IF([.G13]-[.C13]&lt;0;[.F13]-[.H13];[.F13]+[.C13]-[.H13]))" office:value-type="float" office:value="0.5">
            <text:p>0.5</text:p>
          </table:table-cell>
          <table:table-cell table:style-name="ce95"/>
          <table:table-cell table:style-name="ce95" table:formula="of:=[.I13]+[.J13]" office:value-type="float" office:value="0.5">
            <text:p>0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93" office:value-type="string">
            <text:p>HangHT</text:p>
          </table:table-cell>
          <table:table-cell table:style-name="ce96" office:value-type="float" office:value="3">
            <text:p>3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4]);DATE(YEAR([.D14]);12;31);NOW())" office:value-type="date" office:date-value="2015-08-12T09:45:24">
            <text:p>08/12/15</text:p>
          </table:table-cell>
          <table:table-cell table:style-name="ce9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100" table:formula="of:=SUMPRODUCT([Thong_Tin_Ngay_Nghi_201501.$B$3:.$B$29]=[.B14];[Thong_Tin_Ngay_Nghi_201501.$C$3:.$C$29]) + SUMPRODUCT([Thong_Tin_Ngay_Nghi_201502.$B$5:.$B$35]=[.B14];[Thong_Tin_Ngay_Nghi_201502.$C$5:.$C$35])  + SUMPRODUCT([Thong_Tin_Ngay_Nghi_201503.$B$5:.$B$35]=[.B14];[Thong_Tin_Ngay_Nghi_201503.$C$5:.$C$35])" office:value-type="float" office:value="6">
            <text:p>6</text:p>
          </table:table-cell>
          <table:table-cell table:style-name="ce103" table:formula="of:=SUMPRODUCT([Thong_Tin_Ngay_Nghi_201501.$B$3:.$B$29]=[.B14];[Thong_Tin_Ngay_Nghi_201501.$C$3:.$C$29]) + SUMPRODUCT([Thong_Tin_Ngay_Nghi_201502.$B$5:.$B$35]=[.B14];[Thong_Tin_Ngay_Nghi_201502.$C$5:.$C$35])  + SUMPRODUCT([Thong_Tin_Ngay_Nghi_201503.$B$5:.$B$35]=[.B14];[Thong_Tin_Ngay_Nghi_201503.$C$5:.$C$35]) +  SUMPRODUCT([Thong_Tin_Ngay_Nghi_201504.$B$5:.$B$41]=[.B14];[Thong_Tin_Ngay_Nghi_201504.$C$5:.$C$41])" office:value-type="float" office:value="6">
            <text:p>6</text:p>
          </table:table-cell>
          <table:table-cell table:style-name="ce95" table:formula="of:=IF(DATE(YEAR([.E14]);MONTH([.E14]);DAY([.E14]))&lt;=DATE(YEAR([.E14]);3;31); [.F14]+[.C14]-[.G14]; IF([.G14]-[.C14]&lt;0;[.F14]-[.H14];[.F14]+[.C14]-[.H14]))" office:value-type="float" office:value="4">
            <text:p>4</text:p>
          </table:table-cell>
          <table:table-cell table:style-name="ce95"/>
          <table:table-cell table:style-name="ce95" table:formula="of:=[.I14]+[.J14]" office:value-type="float" office:value="4">
            <text:p>4</text:p>
          </table:table-cell>
          <table:table-cell table:style-name="ce104"/>
          <table:table-cell table:style-name="ce105" table:number-columns-repeated="101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5]);DATE(YEAR([.D15]);12;31);NOW())" office:value-type="date" office:date-value="2015-08-12T09:45:24">
            <text:p>08/12/15</text:p>
          </table:table-cell>
          <table:table-cell table:style-name="ce9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100" table:formula="of:=SUMPRODUCT([Thong_Tin_Ngay_Nghi_201501.$B$3:.$B$29]=[.B15];[Thong_Tin_Ngay_Nghi_201501.$C$3:.$C$29]) + SUMPRODUCT([Thong_Tin_Ngay_Nghi_201502.$B$5:.$B$35]=[.B15];[Thong_Tin_Ngay_Nghi_201502.$C$5:.$C$35])  + SUMPRODUCT([Thong_Tin_Ngay_Nghi_201503.$B$5:.$B$35]=[.B15];[Thong_Tin_Ngay_Nghi_201503.$C$5:.$C$35])" office:value-type="float" office:value="7">
            <text:p>7</text:p>
          </table:table-cell>
          <table:table-cell table:style-name="ce103" table:formula="of:=SUMPRODUCT([Thong_Tin_Ngay_Nghi_201501.$B$3:.$B$29]=[.B15];[Thong_Tin_Ngay_Nghi_201501.$C$3:.$C$29]) + SUMPRODUCT([Thong_Tin_Ngay_Nghi_201502.$B$5:.$B$35]=[.B15];[Thong_Tin_Ngay_Nghi_201502.$C$5:.$C$35])  + SUMPRODUCT([Thong_Tin_Ngay_Nghi_201503.$B$5:.$B$35]=[.B15];[Thong_Tin_Ngay_Nghi_201503.$C$5:.$C$35]) +  SUMPRODUCT([Thong_Tin_Ngay_Nghi_201504.$B$5:.$B$41]=[.B15];[Thong_Tin_Ngay_Nghi_201504.$C$5:.$C$41])" office:value-type="float" office:value="9">
            <text:p>9</text:p>
          </table:table-cell>
          <table:table-cell table:style-name="ce95" table:formula="of:=IF(DATE(YEAR([.E15]);MONTH([.E15]);DAY([.E15]))&lt;=DATE(YEAR([.E15]);3;31); [.F15]+[.C15]-[.G15]; IF([.G15]-[.C15]&lt;0;[.F15]-[.H15];[.F15]+[.C15]-[.H15]))" office:value-type="float" office:value="-2">
            <text:p>-2</text:p>
          </table:table-cell>
          <table:table-cell table:style-name="ce95"/>
          <table:table-cell table:style-name="ce95" table:formula="of:=[.I15]+[.J15]" office:value-type="float" office:value="-2">
            <text:p>-2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uP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16]);DATE(YEAR([.D16]);12;31);NOW())" office:value-type="date" office:date-value="2015-08-12T09:45:24">
            <text:p>08/12/15</text:p>
          </table:table-cell>
          <table:table-cell table:style-name="ce9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100" table:formula="of:=SUMPRODUCT([Thong_Tin_Ngay_Nghi_201501.$B$3:.$B$29]=[.B16];[Thong_Tin_Ngay_Nghi_201501.$C$3:.$C$29]) + SUMPRODUCT([Thong_Tin_Ngay_Nghi_201502.$B$5:.$B$35]=[.B16];[Thong_Tin_Ngay_Nghi_201502.$C$5:.$C$35])  + SUMPRODUCT([Thong_Tin_Ngay_Nghi_201503.$B$5:.$B$35]=[.B16];[Thong_Tin_Ngay_Nghi_201503.$C$5:.$C$35])" office:value-type="float" office:value="0">
            <text:p>0</text:p>
          </table:table-cell>
          <table:table-cell table:style-name="ce103" table:formula="of:=SUMPRODUCT([Thong_Tin_Ngay_Nghi_201501.$B$3:.$B$29]=[.B16];[Thong_Tin_Ngay_Nghi_201501.$C$3:.$C$29]) + SUMPRODUCT([Thong_Tin_Ngay_Nghi_201502.$B$5:.$B$35]=[.B16];[Thong_Tin_Ngay_Nghi_201502.$C$5:.$C$35])  + SUMPRODUCT([Thong_Tin_Ngay_Nghi_201503.$B$5:.$B$35]=[.B16];[Thong_Tin_Ngay_Nghi_201503.$C$5:.$C$35]) +  SUMPRODUCT([Thong_Tin_Ngay_Nghi_201504.$B$5:.$B$41]=[.B16];[Thong_Tin_Ngay_Nghi_201504.$C$5:.$C$41])" office:value-type="float" office:value="1">
            <text:p>1</text:p>
          </table:table-cell>
          <table:table-cell table:style-name="ce95" table:formula="of:=IF(DATE(YEAR([.E16]);MONTH([.E16]);DAY([.E16]))&lt;=DATE(YEAR([.E16]);3;31); [.F16]+[.C16]-[.G16]; IF([.G16]-[.C16]&lt;0;[.F16]-[.H16];[.F16]+[.C16]-[.H16]))" office:value-type="float" office:value="3">
            <text:p>3</text:p>
          </table:table-cell>
          <table:table-cell table:style-name="ce95"/>
          <table:table-cell table:style-name="ce95" table:formula="of:=[.I16]+[.J16]" office:value-type="float" office:value="3">
            <text:p>3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95" office:value-type="float" office:value="8">
            <text:p>8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7]);DATE(YEAR([.D17]);12;31);NOW())" office:value-type="date" office:date-value="2015-08-12T09:45:24">
            <text:p>08/12/15</text:p>
          </table:table-cell>
          <table:table-cell table:style-name="ce9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100" table:formula="of:=SUMPRODUCT([Thong_Tin_Ngay_Nghi_201501.$B$3:.$B$29]=[.B17];[Thong_Tin_Ngay_Nghi_201501.$C$3:.$C$29]) + SUMPRODUCT([Thong_Tin_Ngay_Nghi_201502.$B$5:.$B$35]=[.B17];[Thong_Tin_Ngay_Nghi_201502.$C$5:.$C$35])  + SUMPRODUCT([Thong_Tin_Ngay_Nghi_201503.$B$5:.$B$35]=[.B17];[Thong_Tin_Ngay_Nghi_201503.$C$5:.$C$35])" office:value-type="float" office:value="6">
            <text:p>6</text:p>
          </table:table-cell>
          <table:table-cell table:style-name="ce103" table:formula="of:=SUMPRODUCT([Thong_Tin_Ngay_Nghi_201501.$B$3:.$B$29]=[.B17];[Thong_Tin_Ngay_Nghi_201501.$C$3:.$C$29]) + SUMPRODUCT([Thong_Tin_Ngay_Nghi_201502.$B$5:.$B$35]=[.B17];[Thong_Tin_Ngay_Nghi_201502.$C$5:.$C$35])  + SUMPRODUCT([Thong_Tin_Ngay_Nghi_201503.$B$5:.$B$35]=[.B17];[Thong_Tin_Ngay_Nghi_201503.$C$5:.$C$35]) +  SUMPRODUCT([Thong_Tin_Ngay_Nghi_201504.$B$5:.$B$41]=[.B17];[Thong_Tin_Ngay_Nghi_201504.$C$5:.$C$41])" office:value-type="float" office:value="6">
            <text:p>6</text:p>
          </table:table-cell>
          <table:table-cell table:style-name="ce95" table:formula="of:=IF(DATE(YEAR([.E17]);MONTH([.E17]);DAY([.E17]))&lt;=DATE(YEAR([.E17]);3;31); [.F17]+[.C17]-[.G17]; IF([.G17]-[.C17]&lt;0;[.F17]-[.H17];[.F17]+[.C17]-[.H17]))" office:value-type="float" office:value="1">
            <text:p>1</text:p>
          </table:table-cell>
          <table:table-cell table:style-name="ce95"/>
          <table:table-cell table:style-name="ce95" table:formula="of:=[.I17]+[.J17]" office:value-type="float" office:value="1">
            <text:p>1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8]);DATE(YEAR([.D18]);12;31);NOW())" office:value-type="date" office:date-value="2015-08-12T09:45:24.03">
            <text:p>08/12/15</text:p>
          </table:table-cell>
          <table:table-cell table:style-name="ce9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100" table:formula="of:=SUMPRODUCT([Thong_Tin_Ngay_Nghi_201501.$B$3:.$B$29]=[.B18];[Thong_Tin_Ngay_Nghi_201501.$C$3:.$C$29]) + SUMPRODUCT([Thong_Tin_Ngay_Nghi_201502.$B$5:.$B$35]=[.B18];[Thong_Tin_Ngay_Nghi_201502.$C$5:.$C$35])  + SUMPRODUCT([Thong_Tin_Ngay_Nghi_201503.$B$5:.$B$35]=[.B18];[Thong_Tin_Ngay_Nghi_201503.$C$5:.$C$35])" office:value-type="float" office:value="3.5">
            <text:p>3.5</text:p>
          </table:table-cell>
          <table:table-cell table:style-name="ce103" table:formula="of:=SUMPRODUCT([Thong_Tin_Ngay_Nghi_201501.$B$3:.$B$29]=[.B18];[Thong_Tin_Ngay_Nghi_201501.$C$3:.$C$29]) + SUMPRODUCT([Thong_Tin_Ngay_Nghi_201502.$B$5:.$B$35]=[.B18];[Thong_Tin_Ngay_Nghi_201502.$C$5:.$C$35])  + SUMPRODUCT([Thong_Tin_Ngay_Nghi_201503.$B$5:.$B$35]=[.B18];[Thong_Tin_Ngay_Nghi_201503.$C$5:.$C$35]) +  SUMPRODUCT([Thong_Tin_Ngay_Nghi_201504.$B$5:.$B$41]=[.B18];[Thong_Tin_Ngay_Nghi_201504.$C$5:.$C$41])" office:value-type="float" office:value="4">
            <text:p>4</text:p>
          </table:table-cell>
          <table:table-cell table:style-name="ce95" table:formula="of:=IF(DATE(YEAR([.E18]);MONTH([.E18]);DAY([.E18]))&lt;=DATE(YEAR([.E18]);3;31); [.F18]+[.C18]-[.G18]; IF([.G18]-[.C18]&lt;0;[.F18]-[.H18];[.F18]+[.C18]-[.H18]))" office:value-type="float" office:value="5">
            <text:p>5</text:p>
          </table:table-cell>
          <table:table-cell table:style-name="ce95"/>
          <table:table-cell table:style-name="ce95" table:formula="of:=[.I18]+[.J18]" office:value-type="float" office:value="5">
            <text:p>5</text:p>
          </table:table-cell>
          <table:table-cell table:style-name="ce104"/>
          <table:table-cell table:number-columns-repeated="1012"/>
        </table:table-row>
        <table:table-row table:style-name="ro14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9]);DATE(YEAR([.D19]);12;31);NOW())" office:value-type="date" office:date-value="2015-08-12T09:45:24.03">
            <text:p>08/12/15</text:p>
          </table:table-cell>
          <table:table-cell table:style-name="ce9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100" table:formula="of:=SUMPRODUCT([Thong_Tin_Ngay_Nghi_201501.$B$3:.$B$29]=[.B19];[Thong_Tin_Ngay_Nghi_201501.$C$3:.$C$29]) + SUMPRODUCT([Thong_Tin_Ngay_Nghi_201502.$B$5:.$B$35]=[.B19];[Thong_Tin_Ngay_Nghi_201502.$C$5:.$C$35])  + SUMPRODUCT([Thong_Tin_Ngay_Nghi_201503.$B$5:.$B$35]=[.B19];[Thong_Tin_Ngay_Nghi_201503.$C$5:.$C$35])" office:value-type="float" office:value="1.5">
            <text:p>1.5</text:p>
          </table:table-cell>
          <table:table-cell table:style-name="ce103" table:formula="of:=SUMPRODUCT([Thong_Tin_Ngay_Nghi_201501.$B$3:.$B$29]=[.B19];[Thong_Tin_Ngay_Nghi_201501.$C$3:.$C$29]) + SUMPRODUCT([Thong_Tin_Ngay_Nghi_201502.$B$5:.$B$35]=[.B19];[Thong_Tin_Ngay_Nghi_201502.$C$5:.$C$35])  + SUMPRODUCT([Thong_Tin_Ngay_Nghi_201503.$B$5:.$B$35]=[.B19];[Thong_Tin_Ngay_Nghi_201503.$C$5:.$C$35]) +  SUMPRODUCT([Thong_Tin_Ngay_Nghi_201504.$B$5:.$B$41]=[.B19];[Thong_Tin_Ngay_Nghi_201504.$C$5:.$C$41])" office:value-type="float" office:value="1.5">
            <text:p>1.5</text:p>
          </table:table-cell>
          <table:table-cell table:style-name="ce95" table:formula="of:=IF(DATE(YEAR([.E19]);MONTH([.E19]);DAY([.E19]))&lt;=DATE(YEAR([.E19]);3;31); [.F19]+[.C19]-[.G19]; IF([.G19]-[.C19]&lt;0;[.F19]-[.H19];[.F19]+[.C19]-[.H19]))" office:value-type="float" office:value="5.5">
            <text:p>5.5</text:p>
          </table:table-cell>
          <table:table-cell table:style-name="ce95" office:value-type="float" office:value="0.5">
            <text:p>0.5</text:p>
          </table:table-cell>
          <table:table-cell table:style-name="ce95" table:formula="of:=[.I19]+[.J19]" office:value-type="float" office:value="6">
            <text:p>6</text:p>
          </table:table-cell>
          <table:table-cell table:style-name="ce104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0]);DATE(YEAR([.D20]);12;31);NOW())" office:value-type="date" office:date-value="2015-08-12T09:45:24.03">
            <text:p>08/12/15</text:p>
          </table:table-cell>
          <table:table-cell table:style-name="ce9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100" table:formula="of:=SUMPRODUCT([Thong_Tin_Ngay_Nghi_201501.$B$3:.$B$29]=[.B20];[Thong_Tin_Ngay_Nghi_201501.$C$3:.$C$29]) + SUMPRODUCT([Thong_Tin_Ngay_Nghi_201502.$B$5:.$B$35]=[.B20];[Thong_Tin_Ngay_Nghi_201502.$C$5:.$C$35])  + SUMPRODUCT([Thong_Tin_Ngay_Nghi_201503.$B$5:.$B$35]=[.B20];[Thong_Tin_Ngay_Nghi_201503.$C$5:.$C$35])" office:value-type="float" office:value="15">
            <text:p>15</text:p>
          </table:table-cell>
          <table:table-cell table:style-name="ce103" table:formula="of:=SUMPRODUCT([Thong_Tin_Ngay_Nghi_201501.$B$3:.$B$29]=[.B20];[Thong_Tin_Ngay_Nghi_201501.$C$3:.$C$29]) + SUMPRODUCT([Thong_Tin_Ngay_Nghi_201502.$B$5:.$B$35]=[.B20];[Thong_Tin_Ngay_Nghi_201502.$C$5:.$C$35])  + SUMPRODUCT([Thong_Tin_Ngay_Nghi_201503.$B$5:.$B$35]=[.B20];[Thong_Tin_Ngay_Nghi_201503.$C$5:.$C$35]) +  SUMPRODUCT([Thong_Tin_Ngay_Nghi_201504.$B$5:.$B$41]=[.B20];[Thong_Tin_Ngay_Nghi_201504.$C$5:.$C$41])" office:value-type="float" office:value="24.5">
            <text:p>24.5</text:p>
          </table:table-cell>
          <table:table-cell table:style-name="ce95" table:formula="of:=IF(DATE(YEAR([.E20]);MONTH([.E20]);DAY([.E20]))&lt;=DATE(YEAR([.E20]);3;31); [.F20]+[.C20]-[.G20]; IF([.G20]-[.C20]&lt;0;[.F20]-[.H20];[.F20]+[.C20]-[.H20]))" office:value-type="float" office:value="-17.5">
            <text:p>-17.5</text:p>
          </table:table-cell>
          <table:table-cell table:style-name="ce95"/>
          <table:table-cell table:style-name="ce95" table:formula="of:=[.I20]+[.J20]" office:value-type="float" office:value="-17.5">
            <text:p>-17.5</text:p>
          </table:table-cell>
          <table:table-cell table:style-name="ce104"/>
          <table:table-cell table:number-columns-repeated="1012"/>
        </table:table-row>
        <table:table-row table:style-name="ro13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1]);DATE(YEAR([.D21]);12;31);NOW())" office:value-type="date" office:date-value="2015-08-12T09:45:24.03">
            <text:p>08/12/15</text:p>
          </table:table-cell>
          <table:table-cell table:style-name="ce99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100" table:formula="of:=SUMPRODUCT([Thong_Tin_Ngay_Nghi_201501.$B$3:.$B$29]=[.B21];[Thong_Tin_Ngay_Nghi_201501.$C$3:.$C$29]) + SUMPRODUCT([Thong_Tin_Ngay_Nghi_201502.$B$5:.$B$35]=[.B21];[Thong_Tin_Ngay_Nghi_201502.$C$5:.$C$35])  + SUMPRODUCT([Thong_Tin_Ngay_Nghi_201503.$B$5:.$B$35]=[.B21];[Thong_Tin_Ngay_Nghi_201503.$C$5:.$C$35])" office:value-type="float" office:value="9">
            <text:p>9</text:p>
          </table:table-cell>
          <table:table-cell table:style-name="ce103" table:formula="of:=SUMPRODUCT([Thong_Tin_Ngay_Nghi_201501.$B$3:.$B$29]=[.B21];[Thong_Tin_Ngay_Nghi_201501.$C$3:.$C$29]) + SUMPRODUCT([Thong_Tin_Ngay_Nghi_201502.$B$5:.$B$35]=[.B21];[Thong_Tin_Ngay_Nghi_201502.$C$5:.$C$35])  + SUMPRODUCT([Thong_Tin_Ngay_Nghi_201503.$B$5:.$B$35]=[.B21];[Thong_Tin_Ngay_Nghi_201503.$C$5:.$C$35]) +  SUMPRODUCT([Thong_Tin_Ngay_Nghi_201504.$B$5:.$B$41]=[.B21];[Thong_Tin_Ngay_Nghi_201504.$C$5:.$C$41])" office:value-type="float" office:value="11">
            <text:p>11</text:p>
          </table:table-cell>
          <table:table-cell table:style-name="ce95" table:formula="of:=IF(DATE(YEAR([.E21]);MONTH([.E21]);DAY([.E21]))&lt;=DATE(YEAR([.E21]);3;31); [.F21]+[.C21]-[.G21]; IF([.G21]-[.C21]&lt;0;[.F21]-[.H21];[.F21]+[.C21]-[.H21]))" office:value-type="float" office:value="-4">
            <text:p>-4</text:p>
          </table:table-cell>
          <table:table-cell table:style-name="ce95" office:value-type="float" office:value="7">
            <text:p>7</text:p>
          </table:table-cell>
          <table:table-cell table:style-name="ce95" table:formula="of:=[.I21]+[.J21]" office:value-type="float" office:value="3">
            <text:p>3</text:p>
          </table:table-cell>
          <table:table-cell table:style-name="ce104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2]);DATE(YEAR([.D22]);12;31);NOW())" office:value-type="date" office:date-value="2015-08-12T09:45:24.03">
            <text:p>08/12/15</text:p>
          </table:table-cell>
          <table:table-cell table:style-name="ce9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100" table:formula="of:=SUMPRODUCT([Thong_Tin_Ngay_Nghi_201501.$B$3:.$B$29]=[.B22];[Thong_Tin_Ngay_Nghi_201501.$C$3:.$C$29]) + SUMPRODUCT([Thong_Tin_Ngay_Nghi_201502.$B$5:.$B$35]=[.B22];[Thong_Tin_Ngay_Nghi_201502.$C$5:.$C$35])  + SUMPRODUCT([Thong_Tin_Ngay_Nghi_201503.$B$5:.$B$35]=[.B22];[Thong_Tin_Ngay_Nghi_201503.$C$5:.$C$35])" office:value-type="float" office:value="2.5">
            <text:p>2.5</text:p>
          </table:table-cell>
          <table:table-cell table:style-name="ce103" table:formula="of:=SUMPRODUCT([Thong_Tin_Ngay_Nghi_201501.$B$3:.$B$29]=[.B22];[Thong_Tin_Ngay_Nghi_201501.$C$3:.$C$29]) + SUMPRODUCT([Thong_Tin_Ngay_Nghi_201502.$B$5:.$B$35]=[.B22];[Thong_Tin_Ngay_Nghi_201502.$C$5:.$C$35])  + SUMPRODUCT([Thong_Tin_Ngay_Nghi_201503.$B$5:.$B$35]=[.B22];[Thong_Tin_Ngay_Nghi_201503.$C$5:.$C$35]) +  SUMPRODUCT([Thong_Tin_Ngay_Nghi_201504.$B$5:.$B$41]=[.B22];[Thong_Tin_Ngay_Nghi_201504.$C$5:.$C$41])" office:value-type="float" office:value="3">
            <text:p>3</text:p>
          </table:table-cell>
          <table:table-cell table:style-name="ce95" table:formula="of:=IF(DATE(YEAR([.E22]);MONTH([.E22]);DAY([.E22]))&lt;=DATE(YEAR([.E22]);3;31); [.F22]+[.C22]-[.G22]; IF([.G22]-[.C22]&lt;0;[.F22]-[.H22];[.F22]+[.C22]-[.H22]))" office:value-type="float" office:value="4">
            <text:p>4</text:p>
          </table:table-cell>
          <table:table-cell table:style-name="ce95"/>
          <table:table-cell table:style-name="ce95" table:formula="of:=[.I22]+[.J22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3]);DATE(YEAR([.D23]);12;31);NOW())" office:value-type="date" office:date-value="2015-08-12T09:45:24.04">
            <text:p>08/12/15</text:p>
          </table:table-cell>
          <table:table-cell table:style-name="ce9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100" table:formula="of:=SUMPRODUCT([Thong_Tin_Ngay_Nghi_201501.$B$3:.$B$29]=[.B23];[Thong_Tin_Ngay_Nghi_201501.$C$3:.$C$29]) + SUMPRODUCT([Thong_Tin_Ngay_Nghi_201502.$B$5:.$B$35]=[.B23];[Thong_Tin_Ngay_Nghi_201502.$C$5:.$C$35])  + SUMPRODUCT([Thong_Tin_Ngay_Nghi_201503.$B$5:.$B$35]=[.B23];[Thong_Tin_Ngay_Nghi_201503.$C$5:.$C$35])" office:value-type="float" office:value="4.5">
            <text:p>4.5</text:p>
          </table:table-cell>
          <table:table-cell table:style-name="ce103" table:formula="of:=SUMPRODUCT([Thong_Tin_Ngay_Nghi_201501.$B$3:.$B$29]=[.B23];[Thong_Tin_Ngay_Nghi_201501.$C$3:.$C$29]) + SUMPRODUCT([Thong_Tin_Ngay_Nghi_201502.$B$5:.$B$35]=[.B23];[Thong_Tin_Ngay_Nghi_201502.$C$5:.$C$35])  + SUMPRODUCT([Thong_Tin_Ngay_Nghi_201503.$B$5:.$B$35]=[.B23];[Thong_Tin_Ngay_Nghi_201503.$C$5:.$C$35]) +  SUMPRODUCT([Thong_Tin_Ngay_Nghi_201504.$B$5:.$B$41]=[.B23];[Thong_Tin_Ngay_Nghi_201504.$C$5:.$C$41])" office:value-type="float" office:value="5.5">
            <text:p>5.5</text:p>
          </table:table-cell>
          <table:table-cell table:style-name="ce95" table:formula="of:=IF(DATE(YEAR([.E23]);MONTH([.E23]);DAY([.E23]))&lt;=DATE(YEAR([.E23]);3;31); [.F23]+[.C23]-[.G23]; IF([.G23]-[.C23]&lt;0;[.F23]-[.H23];[.F23]+[.C23]-[.H23]))" office:value-type="float" office:value="3.5">
            <text:p>3.5</text:p>
          </table:table-cell>
          <table:table-cell table:style-name="ce95"/>
          <table:table-cell table:style-name="ce95" table:formula="of:=[.I23]+[.J23]" office:value-type="float" office:value="3.5">
            <text:p>3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4]);DATE(YEAR([.D24]);12;31);NOW())" office:value-type="date" office:date-value="2015-08-12T09:45:24.04">
            <text:p>08/12/15</text:p>
          </table:table-cell>
          <table:table-cell table:style-name="ce9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100" table:formula="of:=SUMPRODUCT([Thong_Tin_Ngay_Nghi_201501.$B$3:.$B$29]=[.B24];[Thong_Tin_Ngay_Nghi_201501.$C$3:.$C$29]) + SUMPRODUCT([Thong_Tin_Ngay_Nghi_201502.$B$5:.$B$35]=[.B24];[Thong_Tin_Ngay_Nghi_201502.$C$5:.$C$35])  + SUMPRODUCT([Thong_Tin_Ngay_Nghi_201503.$B$5:.$B$35]=[.B24];[Thong_Tin_Ngay_Nghi_201503.$C$5:.$C$35])" office:value-type="float" office:value="2.5">
            <text:p>2.5</text:p>
          </table:table-cell>
          <table:table-cell table:style-name="ce103" table:formula="of:=SUMPRODUCT([Thong_Tin_Ngay_Nghi_201501.$B$3:.$B$29]=[.B24];[Thong_Tin_Ngay_Nghi_201501.$C$3:.$C$29]) + SUMPRODUCT([Thong_Tin_Ngay_Nghi_201502.$B$5:.$B$35]=[.B24];[Thong_Tin_Ngay_Nghi_201502.$C$5:.$C$35])  + SUMPRODUCT([Thong_Tin_Ngay_Nghi_201503.$B$5:.$B$35]=[.B24];[Thong_Tin_Ngay_Nghi_201503.$C$5:.$C$35]) +  SUMPRODUCT([Thong_Tin_Ngay_Nghi_201504.$B$5:.$B$41]=[.B24];[Thong_Tin_Ngay_Nghi_201504.$C$5:.$C$41])" office:value-type="float" office:value="2.5">
            <text:p>2.5</text:p>
          </table:table-cell>
          <table:table-cell table:style-name="ce95" table:formula="of:=IF(DATE(YEAR([.E24]);MONTH([.E24]);DAY([.E24]))&lt;=DATE(YEAR([.E24]);3;31); [.F24]+[.C24]-[.G24]; IF([.G24]-[.C24]&lt;0;[.F24]-[.H24];[.F24]+[.C24]-[.H24]))" office:value-type="float" office:value="4.5">
            <text:p>4.5</text:p>
          </table:table-cell>
          <table:table-cell table:style-name="ce95"/>
          <table:table-cell table:style-name="ce95" table:formula="of:=[.I24]+[.J24]" office:value-type="float" office:value="4.5">
            <text:p>4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95" office:value-type="float" office:value="3">
            <text:p>3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5]);DATE(YEAR([.D25]);12;31);NOW())" office:value-type="date" office:date-value="2015-08-12T09:45:24.04">
            <text:p>08/12/15</text:p>
          </table:table-cell>
          <table:table-cell table:style-name="ce9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100" table:formula="of:=SUMPRODUCT([Thong_Tin_Ngay_Nghi_201501.$B$3:.$B$29]=[.B25];[Thong_Tin_Ngay_Nghi_201501.$C$3:.$C$29]) + SUMPRODUCT([Thong_Tin_Ngay_Nghi_201502.$B$5:.$B$35]=[.B25];[Thong_Tin_Ngay_Nghi_201502.$C$5:.$C$35])  + SUMPRODUCT([Thong_Tin_Ngay_Nghi_201503.$B$5:.$B$35]=[.B25];[Thong_Tin_Ngay_Nghi_201503.$C$5:.$C$35])" office:value-type="float" office:value="5">
            <text:p>5</text:p>
          </table:table-cell>
          <table:table-cell table:style-name="ce103" table:formula="of:=SUMPRODUCT([Thong_Tin_Ngay_Nghi_201501.$B$3:.$B$29]=[.B25];[Thong_Tin_Ngay_Nghi_201501.$C$3:.$C$29]) + SUMPRODUCT([Thong_Tin_Ngay_Nghi_201502.$B$5:.$B$35]=[.B25];[Thong_Tin_Ngay_Nghi_201502.$C$5:.$C$35])  + SUMPRODUCT([Thong_Tin_Ngay_Nghi_201503.$B$5:.$B$35]=[.B25];[Thong_Tin_Ngay_Nghi_201503.$C$5:.$C$35]) +  SUMPRODUCT([Thong_Tin_Ngay_Nghi_201504.$B$5:.$B$41]=[.B25];[Thong_Tin_Ngay_Nghi_201504.$C$5:.$C$41])" office:value-type="float" office:value="5">
            <text:p>5</text:p>
          </table:table-cell>
          <table:table-cell table:style-name="ce95" table:formula="of:=IF(DATE(YEAR([.E25]);MONTH([.E25]);DAY([.E25]))&lt;=DATE(YEAR([.E25]);3;31); [.F25]+[.C25]-[.G25]; IF([.G25]-[.C25]&lt;0;[.F25]-[.H25];[.F25]+[.C25]-[.H25]))" office:value-type="float" office:value="5">
            <text:p>5</text:p>
          </table:table-cell>
          <table:table-cell table:style-name="ce95"/>
          <table:table-cell table:style-name="ce95" table:formula="of:=[.I25]+[.J25]" office:value-type="float" office:value="5">
            <text:p>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6]);DATE(YEAR([.D26]);12;31);NOW())" office:value-type="date" office:date-value="2015-08-12T09:45:24.04">
            <text:p>08/12/15</text:p>
          </table:table-cell>
          <table:table-cell table:style-name="ce9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100" table:formula="of:=SUMPRODUCT([Thong_Tin_Ngay_Nghi_201501.$B$3:.$B$29]=[.B26];[Thong_Tin_Ngay_Nghi_201501.$C$3:.$C$29]) + SUMPRODUCT([Thong_Tin_Ngay_Nghi_201502.$B$5:.$B$35]=[.B26];[Thong_Tin_Ngay_Nghi_201502.$C$5:.$C$35])  + SUMPRODUCT([Thong_Tin_Ngay_Nghi_201503.$B$5:.$B$35]=[.B26];[Thong_Tin_Ngay_Nghi_201503.$C$5:.$C$35])" office:value-type="float" office:value="2">
            <text:p>2</text:p>
          </table:table-cell>
          <table:table-cell table:style-name="ce103" table:formula="of:=SUMPRODUCT([Thong_Tin_Ngay_Nghi_201501.$B$3:.$B$29]=[.B26];[Thong_Tin_Ngay_Nghi_201501.$C$3:.$C$29]) + SUMPRODUCT([Thong_Tin_Ngay_Nghi_201502.$B$5:.$B$35]=[.B26];[Thong_Tin_Ngay_Nghi_201502.$C$5:.$C$35])  + SUMPRODUCT([Thong_Tin_Ngay_Nghi_201503.$B$5:.$B$35]=[.B26];[Thong_Tin_Ngay_Nghi_201503.$C$5:.$C$35]) +  SUMPRODUCT([Thong_Tin_Ngay_Nghi_201504.$B$5:.$B$41]=[.B26];[Thong_Tin_Ngay_Nghi_201504.$C$5:.$C$41])" office:value-type="float" office:value="2">
            <text:p>2</text:p>
          </table:table-cell>
          <table:table-cell table:style-name="ce95" table:formula="of:=IF(DATE(YEAR([.E26]);MONTH([.E26]);DAY([.E26]))&lt;=DATE(YEAR([.E26]);3;31); [.F26]+[.C26]-[.G26]; IF([.G26]-[.C26]&lt;0;[.F26]-[.H26];[.F26]+[.C26]-[.H26]))" office:value-type="float" office:value="5">
            <text:p>5</text:p>
          </table:table-cell>
          <table:table-cell table:style-name="ce95"/>
          <table:table-cell table:style-name="ce95" table:formula="of:=[.I26]+[.J26]" office:value-type="float" office:value="5">
            <text:p>5</text:p>
          </table:table-cell>
          <table:table-cell table:style-name="ce104"/>
          <table:table-cell table:number-columns-repeated="1012"/>
        </table:table-row>
        <table:table-row table:style-name="ro14">
          <table:table-cell table:style-name="ce41" office:value-type="float" office:value="20">
            <text:p>20</text:p>
          </table:table-cell>
          <table:table-cell table:style-name="ce43" office:value-type="string">
            <text:p>PhongV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3-02">
            <text:p>03/02/15</text:p>
          </table:table-cell>
          <table:table-cell table:style-name="ce97" office:value-type="date" office:date-value="2015-04-14">
            <text:p>04/14/15</text:p>
          </table:table-cell>
          <table:table-cell table:style-name="ce9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">
            <text:p>1</text:p>
          </table:table-cell>
          <table:table-cell table:style-name="ce100" table:formula="of:=SUMPRODUCT([Thong_Tin_Ngay_Nghi_201501.$B$3:.$B$29]=[.B27];[Thong_Tin_Ngay_Nghi_201501.$C$3:.$C$29]) + SUMPRODUCT([Thong_Tin_Ngay_Nghi_201502.$B$5:.$B$35]=[.B27];[Thong_Tin_Ngay_Nghi_201502.$C$5:.$C$35])  + SUMPRODUCT([Thong_Tin_Ngay_Nghi_201503.$B$5:.$B$35]=[.B27];[Thong_Tin_Ngay_Nghi_201503.$C$5:.$C$35])" office:value-type="float" office:value="1.5">
            <text:p>1.5</text:p>
          </table:table-cell>
          <table:table-cell table:style-name="ce103" table:formula="of:=SUMPRODUCT([Thong_Tin_Ngay_Nghi_201501.$B$3:.$B$29]=[.B27];[Thong_Tin_Ngay_Nghi_201501.$C$3:.$C$29]) + SUMPRODUCT([Thong_Tin_Ngay_Nghi_201502.$B$5:.$B$35]=[.B27];[Thong_Tin_Ngay_Nghi_201502.$C$5:.$C$35])  + SUMPRODUCT([Thong_Tin_Ngay_Nghi_201503.$B$5:.$B$35]=[.B27];[Thong_Tin_Ngay_Nghi_201503.$C$5:.$C$35]) +  SUMPRODUCT([Thong_Tin_Ngay_Nghi_201504.$B$5:.$B$41]=[.B27];[Thong_Tin_Ngay_Nghi_201504.$C$5:.$C$41])" office:value-type="float" office:value="7">
            <text:p>7</text:p>
          </table:table-cell>
          <table:table-cell table:style-name="ce95" table:formula="of:=IF(DATE(YEAR([.E27]);MONTH([.E27]);DAY([.E27]))&lt;=DATE(YEAR([.E27]);3;31); [.F27]+[.C27]-[.G27]; IF([.G27]-[.C27]&lt;0;[.F27]-[.H27];[.F27]+[.C27]-[.H27]))" office:value-type="float" office:value="-6">
            <text:p>-6</text:p>
          </table:table-cell>
          <table:table-cell table:style-name="ce95" office:value-type="float" office:value="1.5">
            <text:p>1.5</text:p>
          </table:table-cell>
          <table:table-cell table:style-name="ce95" table:formula="of:=[.I27]+[.J27]" office:value-type="float" office:value="-4.5">
            <text:p>-4.5</text:p>
          </table:table-cell>
          <table:table-cell table:style-name="ce104" office:value-type="string">
            <text:p>- Đã trừ 1.5 ngày nghỉ vào lương T3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8]);DATE(YEAR([.D28]);12;31);NOW())" office:value-type="date" office:date-value="2015-08-12T09:45:24.04">
            <text:p>08/12/15</text:p>
          </table:table-cell>
          <table:table-cell table:style-name="ce9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100" table:formula="of:=SUMPRODUCT([Thong_Tin_Ngay_Nghi_201501.$B$3:.$B$29]=[.B28];[Thong_Tin_Ngay_Nghi_201501.$C$3:.$C$29]) + SUMPRODUCT([Thong_Tin_Ngay_Nghi_201502.$B$5:.$B$35]=[.B28];[Thong_Tin_Ngay_Nghi_201502.$C$5:.$C$35])  + SUMPRODUCT([Thong_Tin_Ngay_Nghi_201503.$B$5:.$B$35]=[.B28];[Thong_Tin_Ngay_Nghi_201503.$C$5:.$C$35])" office:value-type="float" office:value="11">
            <text:p>11</text:p>
          </table:table-cell>
          <table:table-cell table:style-name="ce103" table:formula="of:=SUMPRODUCT([Thong_Tin_Ngay_Nghi_201501.$B$3:.$B$29]=[.B28];[Thong_Tin_Ngay_Nghi_201501.$C$3:.$C$29]) + SUMPRODUCT([Thong_Tin_Ngay_Nghi_201502.$B$5:.$B$35]=[.B28];[Thong_Tin_Ngay_Nghi_201502.$C$5:.$C$35])  + SUMPRODUCT([Thong_Tin_Ngay_Nghi_201503.$B$5:.$B$35]=[.B28];[Thong_Tin_Ngay_Nghi_201503.$C$5:.$C$35]) +  SUMPRODUCT([Thong_Tin_Ngay_Nghi_201504.$B$5:.$B$41]=[.B28];[Thong_Tin_Ngay_Nghi_201504.$C$5:.$C$41])" office:value-type="float" office:value="13.5">
            <text:p>13.5</text:p>
          </table:table-cell>
          <table:table-cell table:style-name="ce95" table:formula="of:=IF(DATE(YEAR([.E28]);MONTH([.E28]);DAY([.E28]))&lt;=DATE(YEAR([.E28]);3;31); [.F28]+[.C28]-[.G28]; IF([.G28]-[.C28]&lt;0;[.F28]-[.H28];[.F28]+[.C28]-[.H28]))" office:value-type="float" office:value="-6.5">
            <text:p>-6.5</text:p>
          </table:table-cell>
          <table:table-cell table:style-name="ce95"/>
          <table:table-cell table:style-name="ce95" table:formula="of:=[.I28]+[.J28]" office:value-type="float" office:value="-6.5">
            <text:p>-6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2">
            <text:p>01/02/15</text:p>
          </table:table-cell>
          <table:table-cell table:style-name="ce97" table:formula="of:=IF(YEAR(NOW())&gt;YEAR([.D29]);DATE(YEAR([.D29]);12;31);NOW())" office:value-type="date" office:date-value="2015-08-12T09:45:24.04">
            <text:p>08/12/15</text:p>
          </table:table-cell>
          <table:table-cell table:style-name="ce9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100" table:formula="of:=SUMPRODUCT([Thong_Tin_Ngay_Nghi_201501.$B$3:.$B$29]=[.B29];[Thong_Tin_Ngay_Nghi_201501.$C$3:.$C$29]) + SUMPRODUCT([Thong_Tin_Ngay_Nghi_201502.$B$5:.$B$35]=[.B29];[Thong_Tin_Ngay_Nghi_201502.$C$5:.$C$35])  + SUMPRODUCT([Thong_Tin_Ngay_Nghi_201503.$B$5:.$B$35]=[.B29];[Thong_Tin_Ngay_Nghi_201503.$C$5:.$C$35])" office:value-type="float" office:value="2.5">
            <text:p>2.5</text:p>
          </table:table-cell>
          <table:table-cell table:style-name="ce103" table:formula="of:=SUMPRODUCT([Thong_Tin_Ngay_Nghi_201501.$B$3:.$B$29]=[.B29];[Thong_Tin_Ngay_Nghi_201501.$C$3:.$C$29]) + SUMPRODUCT([Thong_Tin_Ngay_Nghi_201502.$B$5:.$B$35]=[.B29];[Thong_Tin_Ngay_Nghi_201502.$C$5:.$C$35])  + SUMPRODUCT([Thong_Tin_Ngay_Nghi_201503.$B$5:.$B$35]=[.B29];[Thong_Tin_Ngay_Nghi_201503.$C$5:.$C$35]) +  SUMPRODUCT([Thong_Tin_Ngay_Nghi_201504.$B$5:.$B$41]=[.B29];[Thong_Tin_Ngay_Nghi_201504.$C$5:.$C$41])" office:value-type="float" office:value="3">
            <text:p>3</text:p>
          </table:table-cell>
          <table:table-cell table:style-name="ce95" table:formula="of:=IF(DATE(YEAR([.E29]);MONTH([.E29]);DAY([.E29]))&lt;=DATE(YEAR([.E29]);3;31); [.F29]+[.C29]-[.G29]; IF([.G29]-[.C29]&lt;0;[.F29]-[.H29];[.F29]+[.C29]-[.H29]))" office:value-type="float" office:value="4">
            <text:p>4</text:p>
          </table:table-cell>
          <table:table-cell table:style-name="ce95"/>
          <table:table-cell table:style-name="ce95" table:formula="of:=[.I29]+[.J29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93" office:value-type="string">
            <text:p>ThaoTP</text:p>
          </table:table-cell>
          <table:table-cell table:style-name="ce96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8" table:formula="of:=IF(YEAR(NOW())&gt;YEAR([.D30]);DATE(YEAR([.D30]);12;31);NOW())" office:value-type="date" office:date-value="2015-08-12T09:45:24.04">
            <text:p>08/12/15</text:p>
          </table:table-cell>
          <table:table-cell table:style-name="ce9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100" table:formula="of:=SUMPRODUCT([Thong_Tin_Ngay_Nghi_201501.$B$3:.$B$29]=[.B30];[Thong_Tin_Ngay_Nghi_201501.$C$3:.$C$29]) + SUMPRODUCT([Thong_Tin_Ngay_Nghi_201502.$B$5:.$B$35]=[.B30];[Thong_Tin_Ngay_Nghi_201502.$C$5:.$C$35])  + SUMPRODUCT([Thong_Tin_Ngay_Nghi_201503.$B$5:.$B$35]=[.B30];[Thong_Tin_Ngay_Nghi_201503.$C$5:.$C$35])" office:value-type="float" office:value="4">
            <text:p>4</text:p>
          </table:table-cell>
          <table:table-cell table:style-name="ce103" table:formula="of:=SUMPRODUCT([Thong_Tin_Ngay_Nghi_201501.$B$3:.$B$29]=[.B30];[Thong_Tin_Ngay_Nghi_201501.$C$3:.$C$29]) + SUMPRODUCT([Thong_Tin_Ngay_Nghi_201502.$B$5:.$B$35]=[.B30];[Thong_Tin_Ngay_Nghi_201502.$C$5:.$C$35])  + SUMPRODUCT([Thong_Tin_Ngay_Nghi_201503.$B$5:.$B$35]=[.B30];[Thong_Tin_Ngay_Nghi_201503.$C$5:.$C$35]) +  SUMPRODUCT([Thong_Tin_Ngay_Nghi_201504.$B$5:.$B$41]=[.B30];[Thong_Tin_Ngay_Nghi_201504.$C$5:.$C$41])" office:value-type="float" office:value="6">
            <text:p>6</text:p>
          </table:table-cell>
          <table:table-cell table:style-name="ce95" table:formula="of:=IF(DATE(YEAR([.E30]);MONTH([.E30]);DAY([.E30]))&lt;=DATE(YEAR([.E30]);3;31); [.F30]+[.C30]-[.G30]; IF([.G30]-[.C30]&lt;0;[.F30]-[.H30];[.F30]+[.C30]-[.H30]))" office:value-type="float" office:value="1">
            <text:p>1</text:p>
          </table:table-cell>
          <table:table-cell table:style-name="ce95"/>
          <table:table-cell table:style-name="ce95" table:formula="of:=[.I30]+[.J30]" office:value-type="float" office:value="1">
            <text:p>1</text:p>
          </table:table-cell>
          <table:table-cell table:style-name="ce104"/>
          <table:table-cell table:style-name="ce105"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95" office:value-type="float" office:value="6">
            <text:p>6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1]);DATE(YEAR([.D31]);12;31);NOW())" office:value-type="date" office:date-value="2015-08-12T09:45:24.04">
            <text:p>08/12/15</text:p>
          </table:table-cell>
          <table:table-cell table:style-name="ce9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100" table:formula="of:=SUMPRODUCT([Thong_Tin_Ngay_Nghi_201501.$B$3:.$B$29]=[.B31];[Thong_Tin_Ngay_Nghi_201501.$C$3:.$C$29]) + SUMPRODUCT([Thong_Tin_Ngay_Nghi_201502.$B$5:.$B$35]=[.B31];[Thong_Tin_Ngay_Nghi_201502.$C$5:.$C$35])  + SUMPRODUCT([Thong_Tin_Ngay_Nghi_201503.$B$5:.$B$35]=[.B31];[Thong_Tin_Ngay_Nghi_201503.$C$5:.$C$35])" office:value-type="float" office:value="10">
            <text:p>10</text:p>
          </table:table-cell>
          <table:table-cell table:style-name="ce103" table:formula="of:=SUMPRODUCT([Thong_Tin_Ngay_Nghi_201501.$B$3:.$B$29]=[.B31];[Thong_Tin_Ngay_Nghi_201501.$C$3:.$C$29]) + SUMPRODUCT([Thong_Tin_Ngay_Nghi_201502.$B$5:.$B$35]=[.B31];[Thong_Tin_Ngay_Nghi_201502.$C$5:.$C$35])  + SUMPRODUCT([Thong_Tin_Ngay_Nghi_201503.$B$5:.$B$35]=[.B31];[Thong_Tin_Ngay_Nghi_201503.$C$5:.$C$35]) +  SUMPRODUCT([Thong_Tin_Ngay_Nghi_201504.$B$5:.$B$41]=[.B31];[Thong_Tin_Ngay_Nghi_201504.$C$5:.$C$41])" office:value-type="float" office:value="12">
            <text:p>12</text:p>
          </table:table-cell>
          <table:table-cell table:style-name="ce95" table:formula="of:=IF(DATE(YEAR([.E31]);MONTH([.E31]);DAY([.E31]))&lt;=DATE(YEAR([.E31]);3;31); [.F31]+[.C31]-[.G31]; IF([.G31]-[.C31]&lt;0;[.F31]-[.H31];[.F31]+[.C31]-[.H31]))" office:value-type="float" office:value="1">
            <text:p>1</text:p>
          </table:table-cell>
          <table:table-cell table:style-name="ce95"/>
          <table:table-cell table:style-name="ce95" table:formula="of:=[.I31]+[.J31]" office:value-type="float" office:value="1">
            <text:p>1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uNV</text:p>
          </table:table-cell>
          <table:table-cell table:style-name="ce95" office:value-type="float" office:value="5">
            <text:p>5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2]);DATE(YEAR([.D32]);12;31);NOW())" office:value-type="date" office:date-value="2015-08-12T09:45:24.04">
            <text:p>08/12/15</text:p>
          </table:table-cell>
          <table:table-cell table:style-name="ce9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100" table:formula="of:=SUMPRODUCT([Thong_Tin_Ngay_Nghi_201501.$B$3:.$B$29]=[.B32];[Thong_Tin_Ngay_Nghi_201501.$C$3:.$C$29]) + SUMPRODUCT([Thong_Tin_Ngay_Nghi_201502.$B$5:.$B$35]=[.B32];[Thong_Tin_Ngay_Nghi_201502.$C$5:.$C$35])  + SUMPRODUCT([Thong_Tin_Ngay_Nghi_201503.$B$5:.$B$35]=[.B32];[Thong_Tin_Ngay_Nghi_201503.$C$5:.$C$35])" office:value-type="float" office:value="5.5">
            <text:p>5.5</text:p>
          </table:table-cell>
          <table:table-cell table:style-name="ce103" table:formula="of:=SUMPRODUCT([Thong_Tin_Ngay_Nghi_201501.$B$3:.$B$29]=[.B32];[Thong_Tin_Ngay_Nghi_201501.$C$3:.$C$29]) + SUMPRODUCT([Thong_Tin_Ngay_Nghi_201502.$B$5:.$B$35]=[.B32];[Thong_Tin_Ngay_Nghi_201502.$C$5:.$C$35])  + SUMPRODUCT([Thong_Tin_Ngay_Nghi_201503.$B$5:.$B$35]=[.B32];[Thong_Tin_Ngay_Nghi_201503.$C$5:.$C$35]) +  SUMPRODUCT([Thong_Tin_Ngay_Nghi_201504.$B$5:.$B$41]=[.B32];[Thong_Tin_Ngay_Nghi_201504.$C$5:.$C$41])" office:value-type="float" office:value="5.5">
            <text:p>5.5</text:p>
          </table:table-cell>
          <table:table-cell table:style-name="ce95" table:formula="of:=IF(DATE(YEAR([.E32]);MONTH([.E32]);DAY([.E32]))&lt;=DATE(YEAR([.E32]);3;31); [.F32]+[.C32]-[.G32]; IF([.G32]-[.C32]&lt;0;[.F32]-[.H32];[.F32]+[.C32]-[.H32]))" office:value-type="float" office:value="6.5">
            <text:p>6.5</text:p>
          </table:table-cell>
          <table:table-cell table:style-name="ce95"/>
          <table:table-cell table:style-name="ce95" table:formula="of:=[.I32]+[.J32]" office:value-type="float" office:value="6.5">
            <text:p>6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nh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13">
            <text:p>04/13/15</text:p>
          </table:table-cell>
          <table:table-cell table:style-name="ce97" table:formula="of:=IF(YEAR(NOW())&gt;YEAR([.D33]);DATE(YEAR([.D33]);12;31);NOW())" office:value-type="date" office:date-value="2015-08-12T09:45:24.04">
            <text:p>08/12/15</text:p>
          </table:table-cell>
          <table:table-cell table:style-name="ce9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4">
            <text:p>4</text:p>
          </table:table-cell>
          <table:table-cell table:style-name="ce100" table:formula="of:=SUMPRODUCT([Thong_Tin_Ngay_Nghi_201501.$B$3:.$B$29]=[.B33];[Thong_Tin_Ngay_Nghi_201501.$C$3:.$C$29]) + SUMPRODUCT([Thong_Tin_Ngay_Nghi_201502.$B$5:.$B$35]=[.B33];[Thong_Tin_Ngay_Nghi_201502.$C$5:.$C$35])  + SUMPRODUCT([Thong_Tin_Ngay_Nghi_201503.$B$5:.$B$35]=[.B33];[Thong_Tin_Ngay_Nghi_201503.$C$5:.$C$35])" office:value-type="float" office:value="0">
            <text:p>0</text:p>
          </table:table-cell>
          <table:table-cell table:style-name="ce103" table:formula="of:=SUMPRODUCT([Thong_Tin_Ngay_Nghi_201501.$B$3:.$B$29]=[.B33];[Thong_Tin_Ngay_Nghi_201501.$C$3:.$C$29]) + SUMPRODUCT([Thong_Tin_Ngay_Nghi_201502.$B$5:.$B$35]=[.B33];[Thong_Tin_Ngay_Nghi_201502.$C$5:.$C$35])  + SUMPRODUCT([Thong_Tin_Ngay_Nghi_201503.$B$5:.$B$35]=[.B33];[Thong_Tin_Ngay_Nghi_201503.$C$5:.$C$35]) +  SUMPRODUCT([Thong_Tin_Ngay_Nghi_201504.$B$5:.$B$41]=[.B33];[Thong_Tin_Ngay_Nghi_201504.$C$5:.$C$41])" office:value-type="float" office:value="0">
            <text:p>0</text:p>
          </table:table-cell>
          <table:table-cell table:style-name="ce95" table:formula="of:=IF(DATE(YEAR([.E33]);MONTH([.E33]);DAY([.E33]))&lt;=DATE(YEAR([.E33]);3;31); [.F33]+[.C33]-[.G33]; IF([.G33]-[.C33]&lt;0;[.F33]-[.H33];[.F33]+[.C33]-[.H33]))" office:value-type="float" office:value="4">
            <text:p>4</text:p>
          </table:table-cell>
          <table:table-cell table:style-name="ce95"/>
          <table:table-cell table:style-name="ce95" table:formula="of:=[.I33]+[.J33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4]);DATE(YEAR([.D34]);12;31);NOW())" office:value-type="date" office:date-value="2015-08-12T09:45:24.04">
            <text:p>08/12/15</text:p>
          </table:table-cell>
          <table:table-cell table:style-name="ce9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100" table:formula="of:=SUMPRODUCT([Thong_Tin_Ngay_Nghi_201501.$B$3:.$B$29]=[.B34];[Thong_Tin_Ngay_Nghi_201501.$C$3:.$C$29]) + SUMPRODUCT([Thong_Tin_Ngay_Nghi_201502.$B$5:.$B$35]=[.B34];[Thong_Tin_Ngay_Nghi_201502.$C$5:.$C$35])  + SUMPRODUCT([Thong_Tin_Ngay_Nghi_201503.$B$5:.$B$35]=[.B34];[Thong_Tin_Ngay_Nghi_201503.$C$5:.$C$35])" office:value-type="float" office:value="7.5">
            <text:p>7.5</text:p>
          </table:table-cell>
          <table:table-cell table:style-name="ce103" table:formula="of:=SUMPRODUCT([Thong_Tin_Ngay_Nghi_201501.$B$3:.$B$29]=[.B34];[Thong_Tin_Ngay_Nghi_201501.$C$3:.$C$29]) + SUMPRODUCT([Thong_Tin_Ngay_Nghi_201502.$B$5:.$B$35]=[.B34];[Thong_Tin_Ngay_Nghi_201502.$C$5:.$C$35])  + SUMPRODUCT([Thong_Tin_Ngay_Nghi_201503.$B$5:.$B$35]=[.B34];[Thong_Tin_Ngay_Nghi_201503.$C$5:.$C$35]) +  SUMPRODUCT([Thong_Tin_Ngay_Nghi_201504.$B$5:.$B$41]=[.B34];[Thong_Tin_Ngay_Nghi_201504.$C$5:.$C$41])" office:value-type="float" office:value="8">
            <text:p>8</text:p>
          </table:table-cell>
          <table:table-cell table:style-name="ce95" table:formula="of:=IF(DATE(YEAR([.E34]);MONTH([.E34]);DAY([.E34]))&lt;=DATE(YEAR([.E34]);3;31); [.F34]+[.C34]-[.G34]; IF([.G34]-[.C34]&lt;0;[.F34]-[.H34];[.F34]+[.C34]-[.H34]))" office:value-type="float" office:value="0">
            <text:p>0</text:p>
          </table:table-cell>
          <table:table-cell table:style-name="ce95"/>
          <table:table-cell table:style-name="ce95" table:formula="of:=[.I34]+[.J34]" office:value-type="float" office:value="0">
            <text:p>0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uanND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35]);DATE(YEAR([.D35]);12;31);NOW())" office:value-type="date" office:date-value="2015-08-12T09:45:24.04">
            <text:p>08/12/15</text:p>
          </table:table-cell>
          <table:table-cell table:style-name="ce9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100" table:formula="of:=SUMPRODUCT([Thong_Tin_Ngay_Nghi_201501.$B$3:.$B$29]=[.B35];[Thong_Tin_Ngay_Nghi_201501.$C$3:.$C$29]) + SUMPRODUCT([Thong_Tin_Ngay_Nghi_201502.$B$5:.$B$35]=[.B35];[Thong_Tin_Ngay_Nghi_201502.$C$5:.$C$35])  + SUMPRODUCT([Thong_Tin_Ngay_Nghi_201503.$B$5:.$B$35]=[.B35];[Thong_Tin_Ngay_Nghi_201503.$C$5:.$C$35])" office:value-type="float" office:value="0">
            <text:p>0</text:p>
          </table:table-cell>
          <table:table-cell table:style-name="ce103" table:formula="of:=SUMPRODUCT([Thong_Tin_Ngay_Nghi_201501.$B$3:.$B$29]=[.B35];[Thong_Tin_Ngay_Nghi_201501.$C$3:.$C$29]) + SUMPRODUCT([Thong_Tin_Ngay_Nghi_201502.$B$5:.$B$35]=[.B35];[Thong_Tin_Ngay_Nghi_201502.$C$5:.$C$35])  + SUMPRODUCT([Thong_Tin_Ngay_Nghi_201503.$B$5:.$B$35]=[.B35];[Thong_Tin_Ngay_Nghi_201503.$C$5:.$C$35]) +  SUMPRODUCT([Thong_Tin_Ngay_Nghi_201504.$B$5:.$B$41]=[.B35];[Thong_Tin_Ngay_Nghi_201504.$C$5:.$C$41])" office:value-type="float" office:value="0">
            <text:p>0</text:p>
          </table:table-cell>
          <table:table-cell table:style-name="ce95" table:formula="of:=IF(DATE(YEAR([.E35]);MONTH([.E35]);DAY([.E35]))&lt;=DATE(YEAR([.E35]);3;31); [.F35]+[.C35]-[.G35]; IF([.G35]-[.C35]&lt;0;[.F35]-[.H35];[.F35]+[.C35]-[.H35]))" office:value-type="float" office:value="4">
            <text:p>4</text:p>
          </table:table-cell>
          <table:table-cell table:style-name="ce95"/>
          <table:table-cell table:style-name="ce95" table:formula="of:=[.I35]+[.J35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ietBA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6]);DATE(YEAR([.D36]);12;31);NOW())" office:value-type="date" office:date-value="2015-08-12T09:45:24.04">
            <text:p>08/12/15</text:p>
          </table:table-cell>
          <table:table-cell table:style-name="ce9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100" table:formula="of:=SUMPRODUCT([Thong_Tin_Ngay_Nghi_201501.$B$3:.$B$29]=[.B36];[Thong_Tin_Ngay_Nghi_201501.$C$3:.$C$29]) + SUMPRODUCT([Thong_Tin_Ngay_Nghi_201502.$B$5:.$B$35]=[.B36];[Thong_Tin_Ngay_Nghi_201502.$C$5:.$C$35])  + SUMPRODUCT([Thong_Tin_Ngay_Nghi_201503.$B$5:.$B$35]=[.B36];[Thong_Tin_Ngay_Nghi_201503.$C$5:.$C$35])" office:value-type="float" office:value="1.5">
            <text:p>1.5</text:p>
          </table:table-cell>
          <table:table-cell table:style-name="ce103" table:formula="of:=SUMPRODUCT([Thong_Tin_Ngay_Nghi_201501.$B$3:.$B$29]=[.B36];[Thong_Tin_Ngay_Nghi_201501.$C$3:.$C$29]) + SUMPRODUCT([Thong_Tin_Ngay_Nghi_201502.$B$5:.$B$35]=[.B36];[Thong_Tin_Ngay_Nghi_201502.$C$5:.$C$35])  + SUMPRODUCT([Thong_Tin_Ngay_Nghi_201503.$B$5:.$B$35]=[.B36];[Thong_Tin_Ngay_Nghi_201503.$C$5:.$C$35]) +  SUMPRODUCT([Thong_Tin_Ngay_Nghi_201504.$B$5:.$B$41]=[.B36];[Thong_Tin_Ngay_Nghi_201504.$C$5:.$C$41])" office:value-type="float" office:value="1.5">
            <text:p>1.5</text:p>
          </table:table-cell>
          <table:table-cell table:style-name="ce95" table:formula="of:=IF(DATE(YEAR([.E36]);MONTH([.E36]);DAY([.E36]))&lt;=DATE(YEAR([.E36]);3;31); [.F36]+[.C36]-[.G36]; IF([.G36]-[.C36]&lt;0;[.F36]-[.H36];[.F36]+[.C36]-[.H36]))" office:value-type="float" office:value="6.5">
            <text:p>6.5</text:p>
          </table:table-cell>
          <table:table-cell table:style-name="ce95"/>
          <table:table-cell table:style-name="ce95" table:formula="of:=[.I36]+[.J36]" office:value-type="float" office:value="6.5">
            <text:p>6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TH</text:p>
          </table:table-cell>
          <table:table-cell table:style-name="ce95" office:value-type="float" office:value="0.5">
            <text:p>0.5</text:p>
          </table:table-cell>
          <table:table-cell table:style-name="ce97" office:value-type="date" office:date-value="2015-01-05">
            <text:p>01/05/15</text:p>
          </table:table-cell>
          <table:table-cell table:style-name="ce97" table:formula="of:=IF(YEAR(NOW())&gt;YEAR([.D37]);DATE(YEAR([.D37]);12;31);NOW())" office:value-type="date" office:date-value="2015-08-12T09:45:24.04">
            <text:p>08/12/15</text:p>
          </table:table-cell>
          <table:table-cell table:style-name="ce9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100" table:formula="of:=SUMPRODUCT([Thong_Tin_Ngay_Nghi_201501.$B$3:.$B$29]=[.B37];[Thong_Tin_Ngay_Nghi_201501.$C$3:.$C$29]) + SUMPRODUCT([Thong_Tin_Ngay_Nghi_201502.$B$5:.$B$35]=[.B37];[Thong_Tin_Ngay_Nghi_201502.$C$5:.$C$35])  + SUMPRODUCT([Thong_Tin_Ngay_Nghi_201503.$B$5:.$B$35]=[.B37];[Thong_Tin_Ngay_Nghi_201503.$C$5:.$C$35])" office:value-type="float" office:value="8.5">
            <text:p>8.5</text:p>
          </table:table-cell>
          <table:table-cell table:style-name="ce103" table:formula="of:=SUMPRODUCT([Thong_Tin_Ngay_Nghi_201501.$B$3:.$B$29]=[.B37];[Thong_Tin_Ngay_Nghi_201501.$C$3:.$C$29]) + SUMPRODUCT([Thong_Tin_Ngay_Nghi_201502.$B$5:.$B$35]=[.B37];[Thong_Tin_Ngay_Nghi_201502.$C$5:.$C$35])  + SUMPRODUCT([Thong_Tin_Ngay_Nghi_201503.$B$5:.$B$35]=[.B37];[Thong_Tin_Ngay_Nghi_201503.$C$5:.$C$35]) +  SUMPRODUCT([Thong_Tin_Ngay_Nghi_201504.$B$5:.$B$41]=[.B37];[Thong_Tin_Ngay_Nghi_201504.$C$5:.$C$41])" office:value-type="float" office:value="9.5">
            <text:p>9.5</text:p>
          </table:table-cell>
          <table:table-cell table:style-name="ce95" table:formula="of:=IF(DATE(YEAR([.E37]);MONTH([.E37]);DAY([.E37]))&lt;=DATE(YEAR([.E37]);3;31); [.F37]+[.C37]-[.G37]; IF([.G37]-[.C37]&lt;0;[.F37]-[.H37];[.F37]+[.C37]-[.H37]))" office:value-type="float" office:value="-2">
            <text:p>-2</text:p>
          </table:table-cell>
          <table:table-cell table:style-name="ce95"/>
          <table:table-cell table:style-name="ce95" table:formula="of:=[.I37]+[.J37]" office:value-type="float" office:value="-2">
            <text:p>-2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uNA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38]);DATE(YEAR([.D38]);12;31);NOW())" office:value-type="date" office:date-value="2015-08-12T09:45:24.05">
            <text:p>08/12/15</text:p>
          </table:table-cell>
          <table:table-cell table:style-name="ce9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100" table:formula="of:=SUMPRODUCT([Thong_Tin_Ngay_Nghi_201501.$B$3:.$B$29]=[.B38];[Thong_Tin_Ngay_Nghi_201501.$C$3:.$C$29]) + SUMPRODUCT([Thong_Tin_Ngay_Nghi_201502.$B$5:.$B$35]=[.B38];[Thong_Tin_Ngay_Nghi_201502.$C$5:.$C$35])  + SUMPRODUCT([Thong_Tin_Ngay_Nghi_201503.$B$5:.$B$35]=[.B38];[Thong_Tin_Ngay_Nghi_201503.$C$5:.$C$35])" office:value-type="float" office:value="0">
            <text:p>0</text:p>
          </table:table-cell>
          <table:table-cell table:style-name="ce103" table:formula="of:=SUMPRODUCT([Thong_Tin_Ngay_Nghi_201501.$B$3:.$B$29]=[.B38];[Thong_Tin_Ngay_Nghi_201501.$C$3:.$C$29]) + SUMPRODUCT([Thong_Tin_Ngay_Nghi_201502.$B$5:.$B$35]=[.B38];[Thong_Tin_Ngay_Nghi_201502.$C$5:.$C$35])  + SUMPRODUCT([Thong_Tin_Ngay_Nghi_201503.$B$5:.$B$35]=[.B38];[Thong_Tin_Ngay_Nghi_201503.$C$5:.$C$35]) +  SUMPRODUCT([Thong_Tin_Ngay_Nghi_201504.$B$5:.$B$41]=[.B38];[Thong_Tin_Ngay_Nghi_201504.$C$5:.$C$41])" office:value-type="float" office:value="0">
            <text:p>0</text:p>
          </table:table-cell>
          <table:table-cell table:style-name="ce95" table:formula="of:=IF(DATE(YEAR([.E38]);MONTH([.E38]);DAY([.E38]))&lt;=DATE(YEAR([.E38]);3;31); [.F38]+[.C38]-[.G38]; IF([.G38]-[.C38]&lt;0;[.F38]-[.H38];[.F38]+[.C38]-[.H38]))" office:value-type="float" office:value="4">
            <text:p>4</text:p>
          </table:table-cell>
          <table:table-cell table:style-name="ce95"/>
          <table:table-cell table:style-name="ce95" table:formula="of:=[.I38]+[.J38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59" office:value-type="string" table:number-columns-spanned="31" table:number-rows-spanned="1">
            <text:p>January</text:p>
          </table:table-cell>
          <table:covered-table-cell table:number-columns-repeated="30" table:style-name="ce6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0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0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0" office:value-type="float" office:value="-3">
            <text:p>-3</text:p>
          </table:table-cell>
          <table:table-cell table:style-name="ce60" office:value-type="float" office:value="-4">
            <text:p>-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0" office:value-type="float" office:value="-11">
            <text:p>-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3" office:value-type="float" office:value="-17">
            <text:p>-17</text:p>
          </table:table-cell>
          <table:table-cell table:style-name="ce60" office:value-type="float" office:value="-18">
            <text:p>-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-24">
            <text:p>-24</text:p>
          </table:table-cell>
          <table:table-cell table:style-name="ce60" office:value-type="float" office:value="-25">
            <text:p>-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-31">
            <text:p>-31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58" table:formula="of:=SUM([.D3:.AH3])" office:value-type="float" office:value="3">
            <text:p>3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0.0126in" draw:caption-point-x="-0.2402in" draw:caption-point-y="0.47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0.0126in" draw:caption-point-x="-0.2402in" draw:caption-point-y="0.472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58" table:formula="of:=SUM([.D4:.AH4])" office:value-type="float" office:value="2.5">
            <text:p>2.5</text:p>
          </table:table-cell>
          <table:table-cell table:style-name="ce61" table:number-columns-repeated="4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58" table:formula="of:=SUM([.D5:.AH5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58" table:formula="of:=SUM([.D6:.AH6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58" table:formula="of:=SUM([.D7:.AH7])" office:value-type="float" office:value="0">
            <text:p>0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6" draw:text-style-name="P1" svg:width="1.1413in" svg:height="0.2346in" svg:x="5.8835in" svg:y="0.9709in" draw:caption-point-x="-0.2402in" draw:caption-point-y="0.5043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1"/>
          <table:table-cell table:style-name="ce61" office:value-type="float" office:value="0">
            <office:annotation draw:style-name="gr2" draw:text-style-name="P1" svg:width="1.1413in" svg:height="0.5457in" svg:x="6.6224in" svg:y="0.9776in" draw:caption-point-x="-0.2402in" draw:caption-point-y="0.4976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9.2087in" svg:y="0.9776in" draw:caption-point-x="-0.2402in" draw:caption-point-y="0.4976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11.7949in" svg:y="0.9776in" draw:caption-point-x="-0.2402in" draw:caption-point-y="0.4976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15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58" table:formula="of:=SUM([.D8:.AH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58" table:formula="of:=SUM([.D9:.AH9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58" table:formula="of:=SUM([.D10:.AH10])" office:value-type="float" office:value="2">
            <text:p>2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58" table:formula="of:=SUM([.D11:.AH11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58" table:formula="of:=SUM([.D12:.AH12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58" table:formula="of:=SUM([.D13:.AH13])" office:value-type="float" office:value="0.5">
            <text:p>0.5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7" draw:text-style-name="P1" svg:width="1.1413in" svg:height="0.8567in" svg:x="5.8835in" svg:y="2.5791in" draw:caption-point-x="-0.2402in" draw:caption-point-y="0.3925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58" table:formula="of:=SUM([.D14:.AH14])" office:value-type="float" office:value="0.5">
            <text:p>0.5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58" table:formula="of:=SUM([.D15:.AH15])" office:value-type="float" office:value="7">
            <text:p>7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4.4059in" svg:y="3.1161in" draw:caption-point-x="-0.2402in" draw:caption-point-y="0.3512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5.1449in" svg:y="3.1177in" draw:caption-point-x="-0.2402in" draw:caption-point-y="0.3496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6.9921in" svg:y="3.1209in" draw:caption-point-x="-0.2402in" draw:caption-point-y="0.3465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7.7307in" svg:y="3.1224in" draw:caption-point-x="-0.2402in" draw:caption-point-y="0.3449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3.1248in" draw:caption-point-x="-0.2402in" draw:caption-point-y="0.3425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10.3169in" svg:y="3.1295in" draw:caption-point-x="-0.2402in" draw:caption-point-y="0.3378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4" draw:text-style-name="P1" svg:width="1.1413in" svg:height="0.3902in" svg:x="12.1642in" svg:y="3.1295in" draw:caption-point-x="-0.2402in" draw:caption-point-y="0.3378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6" draw:text-style-name="P1" svg:width="1.1413in" svg:height="0.2346in" svg:x="12.9031in" svg:y="3.1295in" draw:caption-point-x="-0.2402in" draw:caption-point-y="0.3378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58" table:formula="of:=SUM([.D16:.AH16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58" table:formula="of:=SUM([.D17:.AH17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58" table:formula="of:=SUM([.D18:.AH1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58" table:formula="of:=SUM([.D19:.AH19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58" table:formula="of:=SUM([.D20:.AH20])" office:value-type="float" office:value="1">
            <text:p>1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58" table:formula="of:=SUM([.D21:.AH21])" office:value-type="float" office:value="3">
            <text:p>3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61" office:value-type="float" office:value="1">
            <office:annotation draw:style-name="gr6" draw:text-style-name="P1" svg:width="1.1413in" svg:height="0.2346in" svg:x="6.6224in" svg:y="4.6925in" draw:caption-point-x="-0.2402in" draw:caption-point-y="0.2606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TP</text:p>
          </table:table-cell>
          <table:table-cell table:style-name="ce58" table:formula="of:=SUM([.D22:.AH22])" office:value-type="float" office:value="1">
            <text:p>1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4.9571in" draw:caption-point-x="-0.2402in" draw:caption-point-y="0.2437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5" draw:text-style-name="P1" svg:width="1.1413in" svg:height="1.4787in" svg:x="12.1642in" svg:y="4.9626in" draw:caption-point-x="-0.2402in" draw:caption-point-y="0.2382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8" draw:text-style-name="P1" svg:width="1.1413in" svg:height="1.0122in" svg:x="12.9031in" svg:y="4.9642in" draw:caption-point-x="-0.2402in" draw:caption-point-y="0.2366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mDT</text:p>
          </table:table-cell>
          <table:table-cell table:style-name="ce58" table:formula="of:=SUM([.D23:.AH23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9" draw:text-style-name="P1" svg:width="1.1413in" svg:height="0.2634in" svg:x="12.1642in" svg:y="5.2248in" draw:caption-point-x="-0.2402in" draw:caption-point-y="0.2236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ieuNV</text:p>
          </table:table-cell>
          <table:table-cell table:style-name="ce58" table:formula="of:=SUM([.D24:.AH24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uyLTT</text:p>
          </table:table-cell>
          <table:table-cell table:style-name="ce58" table:formula="of:=SUM([.D25:.AH25])" office:value-type="float" office:value="4">
            <text:p>4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4.4059in" svg:y="5.7386in" draw:caption-point-x="-0.2402in" draw:caption-point-y="0.2055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1" office:value-type="float" office:value="1">
            <office:annotation draw:style-name="gr6" draw:text-style-name="P1" svg:width="1.1413in" svg:height="0.2346in" svg:x="4.7752in" svg:y="5.7386in" draw:caption-point-x="-0.2402in" draw:caption-point-y="0.2055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VietBA</text:p>
          </table:table-cell>
          <table:table-cell table:style-name="ce58" table:formula="of:=SUM([.D26:.AH26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TH</text:p>
          </table:table-cell>
          <table:table-cell table:style-name="ce58" table:formula="of:=SUM([.D27:.AH27])" office:value-type="float" office:value="4">
            <text:p>4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style-name="ce61" office:value-type="float" office:value="1">
            <office:annotation draw:style-name="gr6" draw:text-style-name="P1" svg:width="1.1413in" svg:height="0.2346in" svg:x="6.6224in" svg:y="6.2717in" draw:caption-point-x="-0.2402in" draw:caption-point-y="0.1677in">
              <dc:date>2015-01-21T00:00:00</dc:date>
              <text:p text:style-name="P1"><text:span text:style-name="T1">Đi đám tang</text:span></text:p>
            </office:annotation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6.2717in" draw:caption-point-x="-0.2402in" draw:caption-point-y="0.1677in">
              <dc:date>2015-01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13.2724in" svg:y="6.2752in" draw:caption-point-x="-0.2402in" draw:caption-point-y="0.1642in">
              <dc:date>2015-01-28T00:00:00</dc:date>
              <text:p text:style-name="P1"><text:span text:style-name="T1">Đi đám tang</text:span></text:p>
            </office:annotation>
            <text:p>1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68" office:value-type="string" table:number-columns-spanned="28" table:number-rows-spanned="1">
            <text:p>Febuary</text:p>
          </table:table-cell>
          <table:covered-table-cell table:number-columns-repeated="27" table:style-name="ce7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-7">
            <text:p>-7</text:p>
          </table:table-cell>
          <table:table-cell table:style-name="ce69" office:value-type="float" office:value="-8">
            <text:p>-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-14">
            <text:p>-14</text:p>
          </table:table-cell>
          <table:table-cell table:style-name="ce69" office:value-type="float" office:value="-15">
            <text:p>-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9" office:value-type="float" office:value="19">
            <office:annotation draw:style-name="gr6" draw:text-style-name="P1" svg:width="1.1413in" svg:height="0.2346in" svg:x="9.2087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9" office:value-type="float" office:value="20">
            <office:annotation draw:style-name="gr6" draw:text-style-name="P1" svg:width="1.1413in" svg:height="0.2346in" svg:x="9.578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9" office:value-type="float" office:value="-21">
            <text:p>-21</text:p>
          </table:table-cell>
          <table:table-cell table:style-name="ce69" office:value-type="float" office:value="-22">
            <text:p>-22</text:p>
          </table:table-cell>
          <table:table-cell table:style-name="ce69" office:value-type="float" office:value="23">
            <office:annotation draw:style-name="gr6" draw:text-style-name="P1" svg:width="1.1413in" svg:height="0.2346in" svg:x="10.6866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9" office:value-type="float" office:value="24">
            <office:annotation draw:style-name="gr6" draw:text-style-name="P1" svg:width="1.1413in" svg:height="0.2346in" svg:x="11.0559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-28">
            <text:p>-28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70" table:formula="of:=SUM([.D5:.D30])" office:value-type="float" office:value="0">
            <text:p>0</text:p>
          </table:table-cell>
          <table:table-cell table:style-name="ce70" table:formula="of:=SUM([.E5:.E30])" office:value-type="float" office:value="0">
            <text:p>0</text:p>
          </table:table-cell>
          <table:table-cell table:style-name="ce70" table:formula="of:=SUM([.F5:.F30])" office:value-type="float" office:value="0">
            <text:p>0</text:p>
          </table:table-cell>
          <table:table-cell table:style-name="ce70" table:formula="of:=SUM([.G5:.G30])" office:value-type="float" office:value="0">
            <text:p>0</text:p>
          </table:table-cell>
          <table:table-cell table:style-name="ce70" table:formula="of:=SUM([.H5:.H30])" office:value-type="float" office:value="1">
            <text:p>1</text:p>
          </table:table-cell>
          <table:table-cell table:style-name="ce70" table:formula="of:=SUM([.I5:.I30])" office:value-type="float" office:value="1.5">
            <text:p>1.5</text:p>
          </table:table-cell>
          <table:table-cell table:style-name="ce70" table:formula="of:=SUM([.J5:.J30])" office:value-type="float" office:value="0">
            <text:p>0</text:p>
          </table:table-cell>
          <table:table-cell table:style-name="ce70" table:formula="of:=SUM([.K5:.K30])" office:value-type="float" office:value="0">
            <text:p>0</text:p>
          </table:table-cell>
          <table:table-cell table:style-name="ce70" table:formula="of:=SUM([.L5:.L30])" office:value-type="float" office:value="2.5">
            <text:p>2.5</text:p>
          </table:table-cell>
          <table:table-cell table:style-name="ce70" table:formula="of:=SUM([.M5:.M30])" office:value-type="float" office:value="0">
            <text:p>0</text:p>
          </table:table-cell>
          <table:table-cell table:style-name="ce70" table:formula="of:=SUM([.N5:.N30])" office:value-type="float" office:value="0.5">
            <text:p>0.5</text:p>
          </table:table-cell>
          <table:table-cell table:style-name="ce70" table:formula="of:=SUM([.O5:.O30])" office:value-type="float" office:value="0.5">
            <text:p>0.5</text:p>
          </table:table-cell>
          <table:table-cell table:style-name="ce70" table:formula="of:=SUM([.P5:.P30])" office:value-type="float" office:value="3">
            <text:p>3</text:p>
          </table:table-cell>
          <table:table-cell table:style-name="ce70" table:formula="of:=SUM([.Q5:.Q30])" office:value-type="float" office:value="0">
            <text:p>0</text:p>
          </table:table-cell>
          <table:table-cell table:style-name="ce70" table:formula="of:=SUM([.R5:.R30])" office:value-type="float" office:value="0">
            <text:p>0</text:p>
          </table:table-cell>
          <table:table-cell table:style-name="ce70" table:formula="of:=SUM([.S5:.S30])" office:value-type="float" office:value="18">
            <text:p>18</text:p>
          </table:table-cell>
          <table:table-cell table:style-name="ce70" table:formula="of:=SUM([.T5:.T30])" office:value-type="float" office:value="21.5">
            <text:p>21.5</text:p>
          </table:table-cell>
          <table:table-cell table:style-name="ce70" table:formula="of:=SUM([.U5:.U30])" office:value-type="float" office:value="0">
            <text:p>0</text:p>
          </table:table-cell>
          <table:table-cell table:style-name="ce70" table:formula="of:=SUM([.V5:.V30])" office:value-type="float" office:value="0">
            <text:p>0</text:p>
          </table:table-cell>
          <table:table-cell table:style-name="ce70" table:formula="of:=SUM([.W5:.W30])" office:value-type="float" office:value="0">
            <text:p>0</text:p>
          </table:table-cell>
          <table:table-cell table:style-name="ce70" table:formula="of:=SUM([.X5:.X30])" office:value-type="float" office:value="0">
            <text:p>0</text:p>
          </table:table-cell>
          <table:table-cell table:style-name="ce70" table:formula="of:=SUM([.Y5:.Y30])" office:value-type="float" office:value="0">
            <text:p>0</text:p>
          </table:table-cell>
          <table:table-cell table:style-name="ce70" table:formula="of:=SUM([.Z5:.Z30])" office:value-type="float" office:value="0">
            <text:p>0</text:p>
          </table:table-cell>
          <table:table-cell table:style-name="ce70" table:formula="of:=SUM([.AA5:.AA30])" office:value-type="float" office:value="0">
            <text:p>0</text:p>
          </table:table-cell>
          <table:table-cell table:style-name="ce70" table:formula="of:=SUM([.AB5:.AB30])" office:value-type="float" office:value="12">
            <text:p>12</text:p>
          </table:table-cell>
          <table:table-cell table:style-name="ce70" table:formula="of:=SUM([.AC5:.AC30])" office:value-type="float" office:value="11">
            <text:p>11</text:p>
          </table:table-cell>
          <table:table-cell table:style-name="ce70" table:formula="of:=SUM([.AD5:.AD30])" office:value-type="float" office:value="11">
            <text:p>11</text:p>
          </table:table-cell>
          <table:table-cell table:style-name="ce70" table:formula="of:=SUM([.AE5:.AE30])" office:value-type="float" office:value="0">
            <text:p>0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70" table:formula="of:=ROWS([.D5:.D30])-[.D3]" office:value-type="float" office:value="26">
            <text:p>26</text:p>
          </table:table-cell>
          <table:table-cell table:style-name="ce70" table:formula="of:=ROWS([.E5:.E30])-[.E3]" office:value-type="float" office:value="26">
            <text:p>26</text:p>
          </table:table-cell>
          <table:table-cell table:style-name="ce70" table:formula="of:=ROWS([.F5:.F30])-[.F3]" office:value-type="float" office:value="26">
            <text:p>26</text:p>
          </table:table-cell>
          <table:table-cell table:style-name="ce70" table:formula="of:=ROWS([.G5:.G30])-[.G3]" office:value-type="float" office:value="26">
            <text:p>26</text:p>
          </table:table-cell>
          <table:table-cell table:style-name="ce70" table:formula="of:=ROWS([.H5:.H30])-[.H3]" office:value-type="float" office:value="25">
            <text:p>25</text:p>
          </table:table-cell>
          <table:table-cell table:style-name="ce70" table:formula="of:=ROWS([.I5:.I30])-[.I3]" office:value-type="float" office:value="24.5">
            <text:p>24.5</text:p>
          </table:table-cell>
          <table:table-cell table:style-name="ce70" table:formula="of:=ROWS([.J5:.J30])-[.J3]" office:value-type="float" office:value="26">
            <text:p>26</text:p>
          </table:table-cell>
          <table:table-cell table:style-name="ce70" table:formula="of:=ROWS([.K5:.K30])-[.K3]" office:value-type="float" office:value="26">
            <text:p>26</text:p>
          </table:table-cell>
          <table:table-cell table:style-name="ce70" table:formula="of:=ROWS([.L5:.L30])-[.L3]" office:value-type="float" office:value="23.5">
            <text:p>23.5</text:p>
          </table:table-cell>
          <table:table-cell table:style-name="ce70" table:formula="of:=ROWS([.M5:.M30])-[.M3]" office:value-type="float" office:value="26">
            <text:p>26</text:p>
          </table:table-cell>
          <table:table-cell table:style-name="ce70" table:formula="of:=ROWS([.N5:.N30])-[.N3]" office:value-type="float" office:value="25.5">
            <text:p>25.5</text:p>
          </table:table-cell>
          <table:table-cell table:style-name="ce70" table:formula="of:=ROWS([.O5:.O30])-[.O3]" office:value-type="float" office:value="25.5">
            <text:p>25.5</text:p>
          </table:table-cell>
          <table:table-cell table:style-name="ce70" table:formula="of:=ROWS([.P5:.P30])-[.P3]" office:value-type="float" office:value="23">
            <text:p>23</text:p>
          </table:table-cell>
          <table:table-cell table:style-name="ce70" table:formula="of:=ROWS([.Q5:.Q30])-[.Q3]" office:value-type="float" office:value="26">
            <text:p>26</text:p>
          </table:table-cell>
          <table:table-cell table:style-name="ce70" table:formula="of:=ROWS([.R5:.R30])-[.R3]" office:value-type="float" office:value="26">
            <text:p>26</text:p>
          </table:table-cell>
          <table:table-cell table:style-name="ce70" table:formula="of:=ROWS([.S5:.S30])-[.S3]" office:value-type="float" office:value="8">
            <text:p>8</text:p>
          </table:table-cell>
          <table:table-cell table:style-name="ce70" table:formula="of:=ROWS([.T5:.T30])-[.T3]" office:value-type="float" office:value="4.5">
            <text:p>4.5</text:p>
          </table:table-cell>
          <table:table-cell table:style-name="ce70" table:formula="of:=ROWS([.U5:.U30])-[.U3]" office:value-type="float" office:value="26">
            <text:p>26</text:p>
          </table:table-cell>
          <table:table-cell table:style-name="ce70" table:formula="of:=ROWS([.V5:.V30])-[.V3]" office:value-type="float" office:value="26">
            <text:p>26</text:p>
          </table:table-cell>
          <table:table-cell table:style-name="ce70" table:formula="of:=ROWS([.W5:.W30])-[.W3]" office:value-type="float" office:value="26">
            <text:p>26</text:p>
          </table:table-cell>
          <table:table-cell table:style-name="ce70" table:formula="of:=ROWS([.X5:.X30])-[.X3]" office:value-type="float" office:value="26">
            <text:p>26</text:p>
          </table:table-cell>
          <table:table-cell table:style-name="ce70" table:formula="of:=ROWS([.Y5:.Y30])-[.Y3]" office:value-type="float" office:value="26">
            <text:p>26</text:p>
          </table:table-cell>
          <table:table-cell table:style-name="ce70" table:formula="of:=ROWS([.Z5:.Z30])-[.Z3]" office:value-type="float" office:value="26">
            <text:p>26</text:p>
          </table:table-cell>
          <table:table-cell table:style-name="ce70" table:formula="of:=ROWS([.AA5:.AA30])-[.AA3]" office:value-type="float" office:value="26">
            <text:p>26</text:p>
          </table:table-cell>
          <table:table-cell table:style-name="ce70" table:formula="of:=ROWS([.AB5:.AB30])-[.AB3]" office:value-type="float" office:value="14">
            <text:p>14</text:p>
          </table:table-cell>
          <table:table-cell table:style-name="ce70" table:formula="of:=ROWS([.AC5:.AC30])-[.AC3]" office:value-type="float" office:value="15">
            <text:p>15</text:p>
          </table:table-cell>
          <table:table-cell table:style-name="ce70" table:formula="of:=ROWS([.AD5:.AD30])-[.AD3]" office:value-type="float" office:value="15">
            <text:p>15</text:p>
          </table:table-cell>
          <table:table-cell table:style-name="ce70" table:formula="of:=ROWS([.AE5:.AE30])-[.AE3]" office:value-type="float" office:value="26">
            <text:p>26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7" table:formula="of:=SUM([.D5:.AE5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7" table:formula="of:=SUM([.D6:.AE6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67" table:formula="of:=SUM([.D7:.AE7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67" table:formula="of:=SUM([.D8:.AE8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7" table:formula="of:=SUM([.D9:.AE9])" office:value-type="float" office:value="6">
            <text:p>6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2.928in" svg:y="1.3378in" draw:caption-point-x="-0.2402in" draw:caption-point-y="0.6039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4.4059in" svg:y="1.3398in" draw:caption-point-x="-0.2402in" draw:caption-point-y="0.602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15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67" table:formula="of:=SUM([.D10:.AE10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style-name="ce71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67" table:formula="of:=SUM([.D11:.AE11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/>
          <table:table-cell table:style-name="ce42" office:value-type="string">
            <text:p><text:s/></text:p>
          </table:table-cell>
          <table:table-cell table:style-name="ce42" table:number-columns-repeated="953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67" table:formula="of:=SUM([.D12:.AE12])" office:value-type="float" office:value="3.5">
            <text:p>3.5</text:p>
          </table:table-cell>
          <table:table-cell table:style-name="ce71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4.0362in" svg:y="2.0913in" draw:caption-point-x="-0.2402in" draw:caption-point-y="0.6035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67" table:formula="of:=SUM([.D13:.AE13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67" table:formula="of:=SUM([.D14:.AE14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9921in" svg:y="2.5917in" draw:caption-point-x="-0.2402in" draw:caption-point-y="0.598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67" table:formula="of:=SUM([.D15:.AE15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67" table:formula="of:=SUM([.D16:.AE16])" office:value-type="float" office:value="5.5">
            <text:p>5.5</text:p>
          </table:table-cell>
          <table:table-cell table:style-name="ce71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4.0362in" svg:y="3.0823in" draw:caption-point-x="-0.2402in" draw:caption-point-y="0.6035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2531in" svg:y="3.0862in" draw:caption-point-x="-0.2402in" draw:caption-point-y="0.5996in">
              <dc:date>2015-02-11T00:00:00</dc:date>
              <text:p text:style-name="P1"><text:span text:style-name="T1">Bị ốm</text:span></text:p>
            </office:annotation>
            <text:p>0.5</text:p>
          </table:table-cell>
          <table:table-cell table:style-name="ce71" office:value-type="float" office:value="0.5">
            <office:annotation draw:style-name="gr4" draw:text-style-name="P1" svg:width="1.1413in" svg:height="0.3902in" svg:x="6.6224in" svg:y="3.0866in" draw:caption-point-x="-0.2402in" draw:caption-point-y="0.5992in">
              <dc:date>2015-02-12T00:00:00</dc:date>
              <text:p text:style-name="P1"><text:span text:style-name="T1">Đến trễ buổi sáng &gt; 2h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style-name="ce71" office:value-type="float" office:value="1">
            <office:annotation draw:style-name="gr4" draw:text-style-name="P1" svg:width="1.1413in" svg:height="0.3902in" svg:x="11.4252in" svg:y="3.0882in" draw:caption-point-x="-0.2402in" draw:caption-point-y="0.5976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1.7949in" svg:y="3.0882in" draw:caption-point-x="-0.2402in" draw:caption-point-y="0.5976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2.1642in" svg:y="3.0882in" draw:caption-point-x="-0.2402in" draw:caption-point-y="0.5976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67" table:formula="of:=SUM([.D17:.AE17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67" table:formula="of:=SUM([.D18:.AE18])" office:value-type="float" office:value="0.5">
            <text:p>0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67" table:formula="of:=SUM([.D19:.AE19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346in" svg:x="5.5142in" svg:y="3.828in" draw:caption-point-x="-0.2402in" draw:caption-point-y="0.6008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67" table:formula="of:=SUM([.D20:.AE20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9921in" svg:y="4.0776in" draw:caption-point-x="-0.2402in" draw:caption-point-y="0.598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67" table:formula="of:=SUM([.D21:.AE21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67" table:formula="of:=SUM([.D22:.AE22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67" table:formula="of:=SUM([.D23:.AE23])" office:value-type="float" office:value="6.5">
            <text:p>6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5.5142in" svg:y="4.8185in" draw:caption-point-x="-0.2402in" draw:caption-point-y="0.6012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67" table:formula="of:=SUM([.D24:.AE24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67" table:formula="of:=SUM([.D25:.AE25])" office:value-type="float" office:value="2.5">
            <text:p>2.5</text:p>
          </table:table-cell>
          <table:table-cell table:style-name="ce71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4.4059in" svg:y="5.313in" draw:caption-point-x="-0.2402in" draw:caption-point-y="0.602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67" table:formula="of:=SUM([.D26:.AE26])" office:value-type="float" office:value="6">
            <text:p>6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67" table:formula="of:=SUM([.D27:.AE27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uyLTT</text:p>
          </table:table-cell>
          <table:table-cell table:style-name="ce67" table:formula="of:=SUM([.D28:.AE28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67" table:formula="of:=SUM([.D29:.AE29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TH</text:p>
          </table:table-cell>
          <table:table-cell table:style-name="ce67" table:formula="of:=SUM([.D30:.AE30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346in" svg:x="5.5142in" svg:y="6.5528in" draw:caption-point-x="-0.2402in" draw:caption-point-y="0.6004in">
              <dc:date>2015-02-09T00:00:00</dc:date>
              <text:p text:style-name="P1"><text:span text:style-name="T1">Bị tai nạn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9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107" office:value-type="string" table:number-columns-spanned="31" table:number-rows-spanned="1">
            <text:p>March</text:p>
          </table:table-cell>
          <table:covered-table-cell table:number-columns-repeated="10" table:style-name="ce111"/>
          <table:covered-table-cell table:style-name="ce111" office:value-type="string">
            <text:p>x</text:p>
          </table:covered-table-cell>
          <table:covered-table-cell table:number-columns-repeated="19" table:style-name="ce111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108" office:value-type="float" office:value="-1">
            <text:p>-1</text:p>
          </table:table-cell>
          <table:table-cell table:style-name="ce108" office:value-type="float" office:value="2">
            <text:p>2</text:p>
          </table:table-cell>
          <table:table-cell table:style-name="ce108" office:value-type="float" office:value="3">
            <text:p>3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5">
            <text:p>5</text:p>
          </table:table-cell>
          <table:table-cell table:style-name="ce108" office:value-type="float" office:value="6">
            <text:p>6</text:p>
          </table:table-cell>
          <table:table-cell table:style-name="ce108" office:value-type="float" office:value="-7">
            <text:p>-7</text:p>
          </table:table-cell>
          <table:table-cell table:style-name="ce108" office:value-type="float" office:value="-8">
            <text:p>-8</text:p>
          </table:table-cell>
          <table:table-cell table:style-name="ce108" office:value-type="float" office:value="9">
            <text:p>9</text:p>
          </table:table-cell>
          <table:table-cell table:style-name="ce108" office:value-type="float" office:value="10">
            <text:p>10</text:p>
          </table:table-cell>
          <table:table-cell table:style-name="ce108" office:value-type="float" office:value="11">
            <text:p>11</text:p>
          </table:table-cell>
          <table:table-cell table:style-name="ce108" office:value-type="float" office:value="12">
            <text:p>12</text:p>
          </table:table-cell>
          <table:table-cell table:style-name="ce108" office:value-type="float" office:value="13">
            <text:p>13</text:p>
          </table:table-cell>
          <table:table-cell table:style-name="ce108" office:value-type="float" office:value="-14">
            <text:p>-14</text:p>
          </table:table-cell>
          <table:table-cell table:style-name="ce108" office:value-type="float" office:value="-15">
            <text:p>-15</text:p>
          </table:table-cell>
          <table:table-cell table:style-name="ce108" office:value-type="float" office:value="16">
            <text:p>16</text:p>
          </table:table-cell>
          <table:table-cell table:style-name="ce108" office:value-type="float" office:value="17">
            <text:p>17</text:p>
          </table:table-cell>
          <table:table-cell table:style-name="ce108" office:value-type="float" office:value="18">
            <text:p>18</text:p>
          </table:table-cell>
          <table:table-cell table:style-name="ce108" office:value-type="float" office:value="19">
            <text:p>19</text:p>
          </table:table-cell>
          <table:table-cell table:style-name="ce108" office:value-type="float" office:value="20">
            <text:p>20</text:p>
          </table:table-cell>
          <table:table-cell table:style-name="ce108" office:value-type="float" office:value="-21">
            <text:p>-21</text:p>
          </table:table-cell>
          <table:table-cell table:style-name="ce108" office:value-type="float" office:value="-22">
            <text:p>-22</text:p>
          </table:table-cell>
          <table:table-cell table:style-name="ce108" office:value-type="float" office:value="23">
            <text:p>23</text:p>
          </table:table-cell>
          <table:table-cell table:style-name="ce108" office:value-type="float" office:value="24">
            <text:p>24</text:p>
          </table:table-cell>
          <table:table-cell table:style-name="ce108" office:value-type="float" office:value="25">
            <text:p>25</text:p>
          </table:table-cell>
          <table:table-cell table:style-name="ce108" office:value-type="float" office:value="26">
            <text:p>26</text:p>
          </table:table-cell>
          <table:table-cell table:style-name="ce108" office:value-type="float" office:value="27">
            <text:p>27</text:p>
          </table:table-cell>
          <table:table-cell table:style-name="ce108" office:value-type="float" office:value="-28">
            <text:p>-28</text:p>
          </table:table-cell>
          <table:table-cell table:style-name="ce108" office:value-type="float" office:value="-29">
            <text:p>-29</text:p>
          </table:table-cell>
          <table:table-cell table:style-name="ce108" office:value-type="float" office:value="30">
            <text:p>30</text:p>
          </table:table-cell>
          <table:table-cell table:style-name="ce108" office:value-type="float" office:value="31">
            <text:p>31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109" table:formula="of:=SUM([.D5:.D31])" office:value-type="float" office:value="0">
            <text:p>0</text:p>
          </table:table-cell>
          <table:table-cell table:style-name="ce109" table:formula="of:=SUM([.E5:.E31])" office:value-type="float" office:value="1">
            <text:p>1</text:p>
          </table:table-cell>
          <table:table-cell table:style-name="ce109" table:formula="of:=SUM([.F5:.F31])" office:value-type="float" office:value="0">
            <text:p>0</text:p>
          </table:table-cell>
          <table:table-cell table:style-name="ce109" table:formula="of:=SUM([.G5:.G31])" office:value-type="float" office:value="1.5">
            <text:p>1.5</text:p>
          </table:table-cell>
          <table:table-cell table:style-name="ce109" table:formula="of:=SUM([.H5:.H31])" office:value-type="float" office:value="0">
            <text:p>0</text:p>
          </table:table-cell>
          <table:table-cell table:style-name="ce109" table:formula="of:=SUM([.I5:.I31])" office:value-type="float" office:value="1">
            <text:p>1</text:p>
          </table:table-cell>
          <table:table-cell table:style-name="ce109" table:formula="of:=SUM([.J5:.J31])" office:value-type="float" office:value="0">
            <text:p>0</text:p>
          </table:table-cell>
          <table:table-cell table:style-name="ce109" table:formula="of:=SUM([.K5:.K31])" office:value-type="float" office:value="0">
            <text:p>0</text:p>
          </table:table-cell>
          <table:table-cell table:style-name="ce109" table:formula="of:=SUM([.L5:.L31])" office:value-type="float" office:value="0.5">
            <text:p>0.5</text:p>
          </table:table-cell>
          <table:table-cell table:style-name="ce109" table:formula="of:=SUM([.M5:.M31])" office:value-type="float" office:value="1.5">
            <text:p>1.5</text:p>
          </table:table-cell>
          <table:table-cell table:style-name="ce109" table:formula="of:=SUM([.N5:.N31])" office:value-type="float" office:value="1">
            <text:p>1</text:p>
          </table:table-cell>
          <table:table-cell table:style-name="ce109" table:formula="of:=SUM([.O5:.O31])" office:value-type="float" office:value="2.5">
            <text:p>2.5</text:p>
          </table:table-cell>
          <table:table-cell table:style-name="ce109" table:formula="of:=SUM([.P5:.P31])" office:value-type="float" office:value="1.5">
            <text:p>1.5</text:p>
          </table:table-cell>
          <table:table-cell table:style-name="ce109" table:formula="of:=SUM([.Q5:.Q31])" office:value-type="float" office:value="0">
            <text:p>0</text:p>
          </table:table-cell>
          <table:table-cell table:style-name="ce109" table:formula="of:=SUM([.R5:.R31])" office:value-type="float" office:value="0">
            <text:p>0</text:p>
          </table:table-cell>
          <table:table-cell table:style-name="ce109" table:formula="of:=SUM([.S5:.S31])" office:value-type="float" office:value="2.5">
            <text:p>2.5</text:p>
          </table:table-cell>
          <table:table-cell table:style-name="ce109" table:formula="of:=SUM([.T5:.T31])" office:value-type="float" office:value="1">
            <text:p>1</text:p>
          </table:table-cell>
          <table:table-cell table:style-name="ce109" table:formula="of:=SUM([.U5:.U31])" office:value-type="float" office:value="1.5">
            <text:p>1.5</text:p>
          </table:table-cell>
          <table:table-cell table:style-name="ce109" table:formula="of:=SUM([.V5:.V31])" office:value-type="float" office:value="1">
            <text:p>1</text:p>
          </table:table-cell>
          <table:table-cell table:style-name="ce109" table:formula="of:=SUM([.W5:.W31])" office:value-type="float" office:value="0.5">
            <text:p>0.5</text:p>
          </table:table-cell>
          <table:table-cell table:style-name="ce109" table:formula="of:=SUM([.X5:.X31])" office:value-type="float" office:value="0">
            <text:p>0</text:p>
          </table:table-cell>
          <table:table-cell table:style-name="ce109" table:formula="of:=SUM([.Y5:.Y31])" office:value-type="float" office:value="0">
            <text:p>0</text:p>
          </table:table-cell>
          <table:table-cell table:style-name="ce109" table:formula="of:=SUM([.Z5:.Z31])" office:value-type="float" office:value="1.5">
            <text:p>1.5</text:p>
          </table:table-cell>
          <table:table-cell table:style-name="ce109" table:formula="of:=SUM([.AA5:.AA31])" office:value-type="float" office:value="2.5">
            <text:p>2.5</text:p>
          </table:table-cell>
          <table:table-cell table:style-name="ce109" table:formula="of:=SUM([.AB5:.AB31])" office:value-type="float" office:value="0.5">
            <text:p>0.5</text:p>
          </table:table-cell>
          <table:table-cell table:style-name="ce109" table:formula="of:=SUM([.AC5:.AC31])" office:value-type="float" office:value="2">
            <text:p>2</text:p>
          </table:table-cell>
          <table:table-cell table:style-name="ce109" table:formula="of:=SUM([.AD5:.AD31])" office:value-type="float" office:value="3">
            <text:p>3</text:p>
          </table:table-cell>
          <table:table-cell table:style-name="ce109" table:formula="of:=SUM([.AE5:.AE31])" office:value-type="float" office:value="0">
            <text:p>0</text:p>
          </table:table-cell>
          <table:table-cell table:style-name="ce109" table:formula="of:=SUM([.AF5:.AF31])" office:value-type="float" office:value="0">
            <text:p>0</text:p>
          </table:table-cell>
          <table:table-cell table:style-name="ce109" table:formula="of:=SUM([.AG5:.AG31])" office:value-type="float" office:value="2.5">
            <text:p>2.5</text:p>
          </table:table-cell>
          <table:table-cell table:style-name="ce109" table:formula="of:=SUM([.AH5:.AH31])" office:value-type="float" office:value="3.5">
            <text:p>3.5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109" table:formula="of:=ROWS([.D5:.D31])-[.D3]" office:value-type="float" office:value="27">
            <text:p>27</text:p>
          </table:table-cell>
          <table:table-cell table:style-name="ce109" table:formula="of:=ROWS([.E5:.E31])-[.E3]" office:value-type="float" office:value="26">
            <text:p>26</text:p>
          </table:table-cell>
          <table:table-cell table:style-name="ce109" table:formula="of:=ROWS([.F5:.F31])-[.F3]" office:value-type="float" office:value="27">
            <text:p>27</text:p>
          </table:table-cell>
          <table:table-cell table:style-name="ce109" table:formula="of:=ROWS([.G5:.G31])-[.G3]" office:value-type="float" office:value="25.5">
            <text:p>25.5</text:p>
          </table:table-cell>
          <table:table-cell table:style-name="ce109" table:formula="of:=ROWS([.H5:.H31])-[.H3]" office:value-type="float" office:value="27">
            <text:p>27</text:p>
          </table:table-cell>
          <table:table-cell table:style-name="ce109" table:formula="of:=ROWS([.I5:.I31])-[.I3]" office:value-type="float" office:value="26">
            <text:p>26</text:p>
          </table:table-cell>
          <table:table-cell table:style-name="ce109" table:formula="of:=ROWS([.J5:.J31])-[.J3]" office:value-type="float" office:value="27">
            <text:p>27</text:p>
          </table:table-cell>
          <table:table-cell table:style-name="ce109" table:formula="of:=ROWS([.K5:.K31])-[.K3]" office:value-type="float" office:value="27">
            <text:p>27</text:p>
          </table:table-cell>
          <table:table-cell table:style-name="ce109" table:formula="of:=ROWS([.L5:.L31])-[.L3]" office:value-type="float" office:value="26.5">
            <text:p>26.5</text:p>
          </table:table-cell>
          <table:table-cell table:style-name="ce109" table:formula="of:=ROWS([.M5:.M31])-[.M3]" office:value-type="float" office:value="25.5">
            <text:p>25.5</text:p>
          </table:table-cell>
          <table:table-cell table:style-name="ce109" table:formula="of:=ROWS([.N5:.N31])-[.N3]" office:value-type="float" office:value="26">
            <text:p>26</text:p>
          </table:table-cell>
          <table:table-cell table:style-name="ce109" table:formula="of:=ROWS([.O5:.O31])-[.O3]" office:value-type="float" office:value="24.5">
            <text:p>24.5</text:p>
          </table:table-cell>
          <table:table-cell table:style-name="ce109" table:formula="of:=ROWS([.P5:.P31])-[.P3]" office:value-type="float" office:value="25.5">
            <text:p>25.5</text:p>
          </table:table-cell>
          <table:table-cell table:style-name="ce109" table:formula="of:=ROWS([.Q5:.Q31])-[.Q3]" office:value-type="float" office:value="27">
            <text:p>27</text:p>
          </table:table-cell>
          <table:table-cell table:style-name="ce109" table:formula="of:=ROWS([.R5:.R31])-[.R3]" office:value-type="float" office:value="27">
            <text:p>27</text:p>
          </table:table-cell>
          <table:table-cell table:style-name="ce109" table:formula="of:=ROWS([.S5:.S31])-[.S3]" office:value-type="float" office:value="24.5">
            <text:p>24.5</text:p>
          </table:table-cell>
          <table:table-cell table:style-name="ce109" table:formula="of:=ROWS([.T5:.T31])-[.T3]" office:value-type="float" office:value="26">
            <text:p>26</text:p>
          </table:table-cell>
          <table:table-cell table:style-name="ce109" table:formula="of:=ROWS([.U5:.U31])-[.U3]" office:value-type="float" office:value="25.5">
            <text:p>25.5</text:p>
          </table:table-cell>
          <table:table-cell table:style-name="ce109" table:formula="of:=ROWS([.V5:.V31])-[.V3]" office:value-type="float" office:value="26">
            <text:p>26</text:p>
          </table:table-cell>
          <table:table-cell table:style-name="ce109" table:formula="of:=ROWS([.W5:.W31])-[.W3]" office:value-type="float" office:value="26.5">
            <text:p>26.5</text:p>
          </table:table-cell>
          <table:table-cell table:style-name="ce109" table:formula="of:=ROWS([.X5:.X31])-[.X3]" office:value-type="float" office:value="27">
            <text:p>27</text:p>
          </table:table-cell>
          <table:table-cell table:style-name="ce109" table:formula="of:=ROWS([.Y5:.Y31])-[.Y3]" office:value-type="float" office:value="27">
            <text:p>27</text:p>
          </table:table-cell>
          <table:table-cell table:style-name="ce109" table:formula="of:=ROWS([.Z5:.Z31])-[.Z3]" office:value-type="float" office:value="25.5">
            <text:p>25.5</text:p>
          </table:table-cell>
          <table:table-cell table:style-name="ce109" table:formula="of:=ROWS([.AA5:.AA31])-[.AA3]" office:value-type="float" office:value="24.5">
            <text:p>24.5</text:p>
          </table:table-cell>
          <table:table-cell table:style-name="ce109" table:formula="of:=ROWS([.AB5:.AB31])-[.AB3]" office:value-type="float" office:value="26.5">
            <text:p>26.5</text:p>
          </table:table-cell>
          <table:table-cell table:style-name="ce109" table:formula="of:=ROWS([.AC5:.AC31])-[.AC3]" office:value-type="float" office:value="25">
            <text:p>25</text:p>
          </table:table-cell>
          <table:table-cell table:style-name="ce109" table:formula="of:=ROWS([.AD5:.AD31])-[.AD3]" office:value-type="float" office:value="24">
            <text:p>24</text:p>
          </table:table-cell>
          <table:table-cell table:style-name="ce109" table:formula="of:=ROWS([.AE5:.AE31])-[.AE3]" office:value-type="float" office:value="27">
            <text:p>27</text:p>
          </table:table-cell>
          <table:table-cell table:style-name="ce109" table:formula="of:=ROWS([.AF5:.AF31])-[.AF3]" office:value-type="float" office:value="27">
            <text:p>27</text:p>
          </table:table-cell>
          <table:table-cell table:style-name="ce109" table:formula="of:=ROWS([.AG5:.AG31])-[.AG3]" office:value-type="float" office:value="24.5">
            <text:p>24.5</text:p>
          </table:table-cell>
          <table:table-cell table:style-name="ce109" table:formula="of:=ROWS([.AH5:.AH31])-[.AH3]" office:value-type="float" office:value="23.5">
            <text:p>23.5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6" table:formula="of:=SUM([.D5:.AH5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06" table:formula="of:=SUM([.D6:.AH6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106" table:formula="of:=SUM([.D7:.AH7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106" table:formula="of:=SUM([.D8:.AH8])" office:value-type="float" office:value="1">
            <text:p>1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6.2531in" svg:y="1.087in" draw:caption-point-x="-0.2402in" draw:caption-point-y="0.6071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6" table:formula="of:=SUM([.D9:.AH9])" office:value-type="float" office:value="2.5">
            <text:p>2.5</text:p>
          </table:table-cell>
          <table:table-cell table:style-name="ce110"/>
          <table:table-cell table:style-name="ce110" office:value-type="float" office:value="0.5">
            <office:annotation draw:style-name="gr9" draw:text-style-name="P1" svg:width="1.1413in" svg:height="0.2634in" svg:x="2.928in" svg:y="1.3327in" draw:caption-point-x="-0.2402in" draw:caption-point-y="0.6091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9" draw:text-style-name="P1" svg:width="1.1413in" svg:height="0.2634in" svg:x="5.5142in" svg:y="1.3327in" draw:caption-point-x="-0.2402in" draw:caption-point-y="0.6091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6" draw:text-style-name="P1" svg:width="1.1413in" svg:height="0.2346in" svg:x="8.1004in" svg:y="1.3378in" draw:caption-point-x="-0.2402in" draw:caption-point-y="0.6039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6" draw:text-style-name="P1" svg:width="1.1413in" svg:height="0.2346in" svg:x="10.6866in" svg:y="1.3453in" draw:caption-point-x="-0.2402in" draw:caption-point-y="0.5965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6" draw:text-style-name="P1" svg:width="1.1413in" svg:height="0.2346in" svg:x="13.2724in" svg:y="1.3453in" draw:caption-point-x="-0.2402in" draw:caption-point-y="0.5965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106" table:formula="of:=SUM([.D10:.AH10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106" table:formula="of:=SUM([.D11:.AH11])" office:value-type="float" office:value="3">
            <text:p>3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1" svg:width="1.1413in" svg:height="0.2346in" svg:x="12.1642in" svg:y="1.8374in" draw:caption-point-x="-0.2402in" draw:caption-point-y="0.599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1">
            <office:annotation draw:style-name="gr6" draw:text-style-name="P1" svg:width="1.1413in" svg:height="0.2346in" svg:x="13.2724in" svg:y="1.8374in" draw:caption-point-x="-0.2402in" draw:caption-point-y="0.599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10" office:value-type="float" office:value="1">
            <office:annotation draw:style-name="gr6" draw:text-style-name="P1" svg:width="1.1413in" svg:height="0.2346in" svg:x="13.6421in" svg:y="1.8374in" draw:caption-point-x="-0.2402in" draw:caption-point-y="0.599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106" table:formula="of:=SUM([.D12:.AH12])" office:value-type="float" office:value="1.5">
            <text:p>1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106" table:formula="of:=SUM([.D13:.AH13])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3.6669in" svg:y="2.324in" draw:caption-point-x="-0.2402in" draw:caption-point-y="0.6083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5.8835in" svg:y="2.3248in" draw:caption-point-x="-0.2402in" draw:caption-point-y="0.6075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9" draw:text-style-name="P1" svg:width="1.1413in" svg:height="0.2634in" svg:x="6.6224in" svg:y="2.3256in" draw:caption-point-x="-0.2402in" draw:caption-point-y="0.6067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106" table:formula="of:=SUM([.D14:.AH14])" office:value-type="float" office:value="1">
            <text:p>1</text:p>
          </table:table-cell>
          <table:table-cell table:style-name="ce110"/>
          <table:table-cell table:style-name="ce110" office:value-type="float" office:value="0.5">
            <office:annotation draw:style-name="gr4" draw:text-style-name="P1" svg:width="1.1413in" svg:height="0.3902in" svg:x="2.928in" svg:y="2.5709in" draw:caption-point-x="-0.2402in" draw:caption-point-y="0.6091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110" office:value-type="float" office:value="0">
            <office:annotation draw:style-name="gr2" draw:text-style-name="P1" svg:width="1.1413in" svg:height="0.5457in" svg:x="3.2976in" svg:y="2.5717in" draw:caption-point-x="-0.2402in" draw:caption-point-y="0.6083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6" draw:text-style-name="P1" svg:width="1.1413in" svg:height="0.2346in" svg:x="13.2724in" svg:y="2.5811in" draw:caption-point-x="-0.2402in" draw:caption-point-y="0.5988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106" table:formula="of:=SUM([.D15:.AH15])" office:value-type="float" office:value="1">
            <text:p>1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6" draw:text-style-name="P1" svg:width="1.1413in" svg:height="0.2346in" svg:x="8.1004in" svg:y="2.8224in" draw:caption-point-x="-0.2402in" draw:caption-point-y="0.6051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106" table:formula="of:=SUM([.D16:.AH16])" office:value-type="float" office:value="9">
            <text:p>9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9" draw:text-style-name="P1" svg:width="1.1413in" svg:height="0.2634in" svg:x="5.8835in" svg:y="3.0681in" draw:caption-point-x="-0.2402in" draw:caption-point-y="0.6071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style-name="ce110" office:value-type="float" office:value="1">
            <office:annotation draw:style-name="gr9" draw:text-style-name="P1" svg:width="1.1413in" svg:height="0.2634in" svg:x="6.2531in" svg:y="3.0681in" draw:caption-point-x="-0.2402in" draw:caption-point-y="0.6071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6" draw:text-style-name="P1" svg:width="1.1413in" svg:height="0.2346in" svg:x="8.1004in" svg:y="3.0713in" draw:caption-point-x="-0.2402in" draw:caption-point-y="0.6039in">
              <dc:date>2015-03-17T00:00:00</dc:date>
              <text:p text:style-name="P1"><text:span text:style-name="T1">Nghỉ đi làm răng</text:span></text:p>
            </office:annotation>
            <text:p>1</text:p>
          </table:table-cell>
          <table:table-cell table:number-columns-repeated="4" table:style-name="ce110" office:value-type="float" office:value="0.5">
            <text:p>0.5</text:p>
          </table:table-cell>
          <table:table-cell table:style-name="ce110" table:number-columns-repeated="2"/>
          <table:table-cell table:style-name="ce110" office:value-type="float" office:value="1">
            <office:annotation draw:style-name="gr6" draw:text-style-name="P1" svg:width="1.1413in" svg:height="0.2346in" svg:x="10.6866in" svg:y="3.0744in" draw:caption-point-x="-0.2402in" draw:caption-point-y="0.6008in">
              <dc:date>2015-03-23T00:00:00</dc:date>
              <text:p text:style-name="P1"><text:span text:style-name="T1">Nghỉ có việc nhà</text:span></text:p>
            </office:annotation>
            <text:p>1</text:p>
          </table:table-cell>
          <table:table-cell table:number-columns-repeated="4"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2" table:style-name="ce110" office:value-type="float" office:value="0.5">
            <text:p>0.5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106" table:formula="of:=SUM([.D17:.AH17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5.8835in" svg:y="3.3154in" draw:caption-point-x="-0.2402in" draw:caption-point-y="0.6079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106" table:formula="of:=SUM([.D18:.AH18])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3.6669in" svg:y="3.5626in" draw:caption-point-x="-0.2402in" draw:caption-point-y="0.6083in">
              <dc:creator>Thuy</dc:creator>
              <dc:date>2015-03-06T00:00:00</dc:date>
              <text:p text:style-name="P1"><text:span text:style-name="T1">Bệnh, nghỉ 1 ngày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106" table:formula="of:=SUM([.D19:.AH19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106" table:formula="of:=SUM([.D20:.AH20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8.8394in" svg:y="4.063in" draw:caption-point-x="-0.2402in" draw:caption-point-y="0.6031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106" table:formula="of:=SUM([.D21:.AH21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106" table:formula="of:=SUM([.D22:.AH22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4" draw:text-style-name="P1" svg:width="1.1413in" svg:height="0.3902in" svg:x="10.6866in" svg:y="4.5594in" draw:caption-point-x="-0.2402in" draw:caption-point-y="0.602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6" draw:text-style-name="P1" svg:width="1.1413in" svg:height="0.2346in" svg:x="13.2724in" svg:y="4.5626in" draw:caption-point-x="-0.2402in" draw:caption-point-y="0.5988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PhongVT</text:p>
          </table:table-cell>
          <table:table-cell table:style-name="ce106" table:formula="of:=SUM([.D23:.AH23])" office:value-type="float" office:value="1.5">
            <text:p>1.5</text:p>
          </table:table-cell>
          <table:table-cell table:style-name="ce110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4.4059in" svg:y="4.8004in" draw:caption-point-x="-0.2402in" draw:caption-point-y="0.6087in">
              <dc:creator>Thuy</dc:creator>
              <dc:date>2015-03-06T00:00:00</dc:date>
              <text:p text:style-name="P1"><text:span text:style-name="T1">Sáng vào trễ ~ 30'</text:span></text:p>
            </office:annotation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11.7949in" svg:y="4.8094in" draw:caption-point-x="-0.2402in" draw:caption-point-y="0.5996in">
              <dc:date>2015-03-26T00:00:00</dc:date>
              <text:p text:style-name="P1"><text:span text:style-name="T1">Vào trễ 2,5h, tính nghỉ 1 buổi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6" draw:text-style-name="P1" svg:width="1.1413in" svg:height="0.2346in" svg:x="13.6421in" svg:y="4.8094in" draw:caption-point-x="-0.2402in" draw:caption-point-y="0.5996in">
              <dc:date>2015-03-27T00:00:00</dc:date>
              <text:p text:style-name="P1"><text:span text:style-name="T1">Thi lái xe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106" table:formula="of:=SUM([.D24:.AH24])" office:value-type="float" office:value="1.5">
            <text:p>1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6" draw:text-style-name="P1" svg:width="1.1413in" svg:height="0.2346in" svg:x="11.7949in" svg:y="5.0571in" draw:caption-point-x="-0.2402in" draw:caption-point-y="0.5996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106" table:formula="of:=SUM([.D25:.AH25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9" draw:text-style-name="P1" svg:width="1.1413in" svg:height="0.2634in" svg:x="6.6224in" svg:y="5.2984in" draw:caption-point-x="-0.2402in" draw:caption-point-y="0.6063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TP</text:p>
          </table:table-cell>
          <table:table-cell table:style-name="ce106" table:formula="of:=SUM([.D26:.AH26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15">
          <table:table-cell table:style-name="ce41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106" table:formula="of:=SUM([.D27:.AH27])" office:value-type="float" office:value="3">
            <text:p>3</text:p>
          </table:table-cell>
          <table:table-cell table:style-name="ce110"/>
          <table:table-cell table:style-name="ce110" office:value-type="float" office:value="0">
            <office:annotation draw:style-name="gr4" draw:text-style-name="P1" svg:width="1.1413in" svg:height="0.3902in" svg:x="2.928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3.2976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3.6669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4.0362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4.4059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office:annotation draw:style-name="gr4" draw:text-style-name="P1" svg:width="1.1413in" svg:height="0.3902in" svg:x="5.5142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5.8835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6.2531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6.6224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0.5</text:p>
          </table:table-cell>
          <table:table-cell table:style-name="ce110" office:value-type="float" office:value="1">
            <office:annotation draw:style-name="gr4" draw:text-style-name="P1" svg:width="1.1413in" svg:height="0.3902in" svg:x="6.9921in" svg:y="5.7909in" draw:caption-point-x="-0.2402in" draw:caption-point-y="0.6091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6" draw:text-style-name="P1" svg:width="1.1413in" svg:height="0.2346in" svg:x="11.0559in" svg:y="5.7996in" draw:caption-point-x="-0.2402in" draw:caption-point-y="0.6004in">
              <dc:date>2015-03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uNV</text:p>
          </table:table-cell>
          <table:table-cell table:style-name="ce106" table:formula="of:=SUM([.D28:.AH28])" office:value-type="float" office:value="0.5">
            <text:p>0.5</text:p>
          </table:table-cell>
          <table:table-cell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3.6669in" svg:y="6.0496in" draw:caption-point-x="-0.2402in" draw:caption-point-y="0.6083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uyLTT</text:p>
          </table:table-cell>
          <table:table-cell table:style-name="ce106" table:formula="of:=SUM([.D29:.AH29])" office:value-type="float" office:value="1.5">
            <text:p>1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6.9921in" svg:y="6.3004in" draw:caption-point-x="-0.2402in" draw:caption-point-y="0.6051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BA</text:p>
          </table:table-cell>
          <table:table-cell table:style-name="ce106" table:formula="of:=SUM([.D30:.AH30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6" draw:text-style-name="P1" svg:width="1.1413in" svg:height="0.2346in" svg:x="13.2724in" svg:y="6.5547in" draw:caption-point-x="-0.2402in" draw:caption-point-y="0.5984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VietTH</text:p>
          </table:table-cell>
          <table:table-cell table:style-name="ce106" table:formula="of:=SUM([.D31:.AH31])" office:value-type="float" office:value="1.5">
            <text:p>1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office:annotation draw:style-name="gr9" draw:text-style-name="P1" svg:width="1.1413in" svg:height="0.2634in" svg:x="6.6224in" svg:y="6.7949in" draw:caption-point-x="-0.2402in" draw:caption-point-y="0.6063in">
              <dc:creator>Thuy</dc:creator>
              <dc:date>2015-03-12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style-name="ce110" office:value-type="float" office:value="0">
            <office:annotation draw:style-name="gr4" draw:text-style-name="P1" svg:width="1.1413in" svg:height="0.3902in" svg:x="13.2724in" svg:y="6.8028in" draw:caption-point-x="-0.2402in" draw:caption-point-y="0.5984in">
              <dc:date>2015-03-30T00:00:00</dc:date>
              <text:p text:style-name="P1"><text:span text:style-name="T1">Ngủ quên, đi làm trễ 1h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80" office:value-type="string" table:number-columns-spanned="30" table:number-rows-spanned="1">
            <text:p>April</text:p>
          </table:table-cell>
          <table:covered-table-cell table:number-columns-repeated="10" table:style-name="ce84"/>
          <table:covered-table-cell table:style-name="ce84" office:value-type="string">
            <text:p>x</text:p>
          </table:covered-table-cell>
          <table:covered-table-cell table:number-columns-repeated="18" table:style-name="ce84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-4">
            <text:p>-4</text:p>
          </table:table-cell>
          <table:table-cell table:style-name="ce81" office:value-type="float" office:value="-5">
            <text:p>-5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-11">
            <text:p>-11</text:p>
          </table:table-cell>
          <table:table-cell table:style-name="ce81" office:value-type="float" office:value="-12">
            <text:p>-12</text:p>
          </table:table-cell>
          <table:table-cell table:style-name="ce81" office:value-type="float" office:value="13">
            <text:p>13</text:p>
          </table:table-cell>
          <table:table-cell table:style-name="ce81" office:value-type="float" office:value="14">
            <text:p>14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6">
            <text:p>16</text:p>
          </table:table-cell>
          <table:table-cell table:style-name="ce81" office:value-type="float" office:value="17">
            <text:p>17</text:p>
          </table:table-cell>
          <table:table-cell table:style-name="ce81" office:value-type="float" office:value="-18">
            <text:p>-18</text:p>
          </table:table-cell>
          <table:table-cell table:style-name="ce81" office:value-type="float" office:value="-19">
            <text:p>-19</text:p>
          </table:table-cell>
          <table:table-cell table:style-name="ce81" office:value-type="float" office:value="20">
            <text:p>20</text:p>
          </table:table-cell>
          <table:table-cell table:style-name="ce81" office:value-type="float" office:value="21">
            <text:p>2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23">
            <text:p>23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81" office:value-type="float" office:value="-26">
            <text:p>-26</text:p>
          </table:table-cell>
          <table:table-cell table:style-name="ce81" office:value-type="float" office:value="27">
            <text:p>27</text:p>
          </table:table-cell>
          <table:table-cell table:style-name="ce81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81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81" office:value-type="float" office:value="30">
            <office:annotation draw:style-name="gr6" draw:text-style-name="P1" svg:width="1.1413in" svg:height="0.2346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82" table:formula="of:=SUM([.D5:.D35])" office:value-type="float" office:value="1">
            <text:p>1</text:p>
          </table:table-cell>
          <table:table-cell table:style-name="ce82" table:formula="of:=SUM([.E5:.E35])" office:value-type="float" office:value="2">
            <text:p>2</text:p>
          </table:table-cell>
          <table:table-cell table:style-name="ce82" table:formula="of:=SUM([.F5:.F35])" office:value-type="float" office:value="4">
            <text:p>4</text:p>
          </table:table-cell>
          <table:table-cell table:style-name="ce82" table:formula="of:=SUM([.G5:.G35])" office:value-type="float" office:value="0">
            <text:p>0</text:p>
          </table:table-cell>
          <table:table-cell table:style-name="ce82" table:formula="of:=SUM([.H5:.H35])" office:value-type="float" office:value="0">
            <text:p>0</text:p>
          </table:table-cell>
          <table:table-cell table:style-name="ce82" table:formula="of:=SUM([.I5:.I35])" office:value-type="float" office:value="1.5">
            <text:p>1.5</text:p>
          </table:table-cell>
          <table:table-cell table:style-name="ce82" table:formula="of:=SUM([.J5:.J35])" office:value-type="float" office:value="1.5">
            <text:p>1.5</text:p>
          </table:table-cell>
          <table:table-cell table:style-name="ce82" table:formula="of:=SUM([.K5:.K35])" office:value-type="float" office:value="1">
            <text:p>1</text:p>
          </table:table-cell>
          <table:table-cell table:style-name="ce82" table:formula="of:=SUM([.L5:.L35])" office:value-type="float" office:value="3">
            <text:p>3</text:p>
          </table:table-cell>
          <table:table-cell table:style-name="ce82" table:formula="of:=SUM([.M5:.M35])" office:value-type="float" office:value="2.5">
            <text:p>2.5</text:p>
          </table:table-cell>
          <table:table-cell table:style-name="ce82" table:formula="of:=SUM([.N5:.N35])" office:value-type="float" office:value="0">
            <text:p>0</text:p>
          </table:table-cell>
          <table:table-cell table:style-name="ce82" table:formula="of:=SUM([.O5:.O35])" office:value-type="float" office:value="0">
            <text:p>0</text:p>
          </table:table-cell>
          <table:table-cell table:style-name="ce82" table:formula="of:=SUM([.P5:.P35])" office:value-type="float" office:value="5">
            <text:p>5</text:p>
          </table:table-cell>
          <table:table-cell table:style-name="ce82" table:formula="of:=SUM([.Q5:.Q35])" office:value-type="float" office:value="2.5">
            <text:p>2.5</text:p>
          </table:table-cell>
          <table:table-cell table:style-name="ce82" table:formula="of:=SUM([.R5:.R35])" office:value-type="float" office:value="0.5">
            <text:p>0.5</text:p>
          </table:table-cell>
          <table:table-cell table:style-name="ce82" table:formula="of:=SUM([.S5:.S35])" office:value-type="float" office:value="1.5">
            <text:p>1.5</text:p>
          </table:table-cell>
          <table:table-cell table:style-name="ce82" table:formula="of:=SUM([.T5:.T35])" office:value-type="float" office:value="0.5">
            <text:p>0.5</text:p>
          </table:table-cell>
          <table:table-cell table:style-name="ce82" table:formula="of:=SUM([.U5:.U35])" office:value-type="float" office:value="0">
            <text:p>0</text:p>
          </table:table-cell>
          <table:table-cell table:style-name="ce82" table:formula="of:=SUM([.V5:.V35])" office:value-type="float" office:value="0">
            <text:p>0</text:p>
          </table:table-cell>
          <table:table-cell table:style-name="ce82" table:formula="of:=SUM([.W5:.W35])" office:value-type="float" office:value="1.5">
            <text:p>1.5</text:p>
          </table:table-cell>
          <table:table-cell table:style-name="ce82" table:formula="of:=SUM([.X5:.X35])" office:value-type="float" office:value="2">
            <text:p>2</text:p>
          </table:table-cell>
          <table:table-cell table:style-name="ce82" table:formula="of:=SUM([.Y5:.Y35])" office:value-type="float" office:value="1">
            <text:p>1</text:p>
          </table:table-cell>
          <table:table-cell table:style-name="ce82" table:formula="of:=SUM([.Z5:.Z35])" office:value-type="float" office:value="2.5">
            <text:p>2.5</text:p>
          </table:table-cell>
          <table:table-cell table:style-name="ce82" table:formula="of:=SUM([.AA5:.AA35])" office:value-type="float" office:value="2">
            <text:p>2</text:p>
          </table:table-cell>
          <table:table-cell table:style-name="ce82" table:formula="of:=SUM([.AB5:.AB35])" office:value-type="float" office:value="0">
            <text:p>0</text:p>
          </table:table-cell>
          <table:table-cell table:style-name="ce82" table:formula="of:=SUM([.AC5:.AC35])" office:value-type="float" office:value="0">
            <text:p>0</text:p>
          </table:table-cell>
          <table:table-cell table:style-name="ce82" table:formula="of:=SUM([.AD5:.AD35])" office:value-type="float" office:value="0">
            <text:p>0</text:p>
          </table:table-cell>
          <table:table-cell table:style-name="ce82" table:formula="of:=SUM([.AE5:.AE35])" office:value-type="float" office:value="0">
            <text:p>0</text:p>
          </table:table-cell>
          <table:table-cell table:style-name="ce82" table:formula="of:=SUM([.AF5:.AF35])" office:value-type="float" office:value="0">
            <text:p>0</text:p>
          </table:table-cell>
          <table:table-cell table:style-name="ce82" table:formula="of:=SUM([.AG5:.AG35])" office:value-type="float" office:value="0">
            <text:p>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82" table:formula="of:=ROWS([.D5:.D36])-[.D3]" office:value-type="float" office:value="31">
            <text:p>31</text:p>
          </table:table-cell>
          <table:table-cell table:style-name="ce82" table:formula="of:=ROWS([.E5:.E36])-[.E3]" office:value-type="float" office:value="30">
            <text:p>30</text:p>
          </table:table-cell>
          <table:table-cell table:style-name="ce82" table:formula="of:=ROWS([.F5:.F36])-[.F3]" office:value-type="float" office:value="28">
            <text:p>28</text:p>
          </table:table-cell>
          <table:table-cell table:style-name="ce82" table:formula="of:=ROWS([.G5:.G36])-[.G3]" office:value-type="float" office:value="32">
            <text:p>32</text:p>
          </table:table-cell>
          <table:table-cell table:style-name="ce82" table:formula="of:=ROWS([.H5:.H36])-[.H3]" office:value-type="float" office:value="32">
            <text:p>32</text:p>
          </table:table-cell>
          <table:table-cell table:style-name="ce82" table:formula="of:=ROWS([.I5:.I36])-[.I3]" office:value-type="float" office:value="30.5">
            <text:p>30.5</text:p>
          </table:table-cell>
          <table:table-cell table:style-name="ce82" table:formula="of:=ROWS([.J5:.J36])-[.J3]" office:value-type="float" office:value="30.5">
            <text:p>30.5</text:p>
          </table:table-cell>
          <table:table-cell table:style-name="ce82" table:formula="of:=ROWS([.K5:.K36])-[.K3]" office:value-type="float" office:value="31">
            <text:p>31</text:p>
          </table:table-cell>
          <table:table-cell table:style-name="ce82" table:formula="of:=ROWS([.L5:.L36])-[.L3]" office:value-type="float" office:value="29">
            <text:p>29</text:p>
          </table:table-cell>
          <table:table-cell table:style-name="ce82" table:formula="of:=ROWS([.M5:.M36])-[.M3]" office:value-type="float" office:value="29.5">
            <text:p>29.5</text:p>
          </table:table-cell>
          <table:table-cell table:style-name="ce82" table:formula="of:=ROWS([.N5:.N36])-[.N3]" office:value-type="float" office:value="32">
            <text:p>32</text:p>
          </table:table-cell>
          <table:table-cell table:style-name="ce82" table:formula="of:=ROWS([.O5:.O36])-[.O3]" office:value-type="float" office:value="32">
            <text:p>32</text:p>
          </table:table-cell>
          <table:table-cell table:style-name="ce82" table:formula="of:=ROWS([.P5:.P36])-[.P3]" office:value-type="float" office:value="27">
            <text:p>27</text:p>
          </table:table-cell>
          <table:table-cell table:style-name="ce82" table:formula="of:=ROWS([.Q5:.Q36])-[.Q3]" office:value-type="float" office:value="29.5">
            <text:p>29.5</text:p>
          </table:table-cell>
          <table:table-cell table:style-name="ce82" table:formula="of:=ROWS([.R5:.R36])-[.R3]" office:value-type="float" office:value="31.5">
            <text:p>31.5</text:p>
          </table:table-cell>
          <table:table-cell table:style-name="ce82" table:formula="of:=ROWS([.S5:.S36])-[.S3]" office:value-type="float" office:value="30.5">
            <text:p>30.5</text:p>
          </table:table-cell>
          <table:table-cell table:style-name="ce82" table:formula="of:=ROWS([.T5:.T36])-[.T3]" office:value-type="float" office:value="31.5">
            <text:p>31.5</text:p>
          </table:table-cell>
          <table:table-cell table:style-name="ce82" table:formula="of:=ROWS([.U5:.U36])-[.U3]" office:value-type="float" office:value="32">
            <text:p>32</text:p>
          </table:table-cell>
          <table:table-cell table:style-name="ce82" table:formula="of:=ROWS([.V5:.V36])-[.V3]" office:value-type="float" office:value="32">
            <text:p>32</text:p>
          </table:table-cell>
          <table:table-cell table:style-name="ce82" table:formula="of:=ROWS([.W5:.W36])-[.W3]" office:value-type="float" office:value="30.5">
            <text:p>30.5</text:p>
          </table:table-cell>
          <table:table-cell table:style-name="ce82" table:formula="of:=ROWS([.X5:.X36])-[.X3]" office:value-type="float" office:value="30">
            <text:p>30</text:p>
          </table:table-cell>
          <table:table-cell table:style-name="ce82" table:formula="of:=ROWS([.Y5:.Y36])-[.Y3]" office:value-type="float" office:value="31">
            <text:p>31</text:p>
          </table:table-cell>
          <table:table-cell table:style-name="ce82" table:formula="of:=ROWS([.Z5:.Z36])-[.Z3]" office:value-type="float" office:value="29.5">
            <text:p>29.5</text:p>
          </table:table-cell>
          <table:table-cell table:style-name="ce82" table:formula="of:=ROWS([.AA5:.AA36])-[.AA3]" office:value-type="float" office:value="30">
            <text:p>30</text:p>
          </table:table-cell>
          <table:table-cell table:style-name="ce82" table:formula="of:=ROWS([.AB5:.AB36])-[.AB3]" office:value-type="float" office:value="32">
            <text:p>32</text:p>
          </table:table-cell>
          <table:table-cell table:style-name="ce82" table:formula="of:=ROWS([.AC5:.AC36])-[.AC3]" office:value-type="float" office:value="32">
            <text:p>32</text:p>
          </table:table-cell>
          <table:table-cell table:style-name="ce82" table:formula="of:=ROWS([.AD5:.AD36])-[.AD3]" office:value-type="float" office:value="32">
            <text:p>32</text:p>
          </table:table-cell>
          <table:table-cell table:style-name="ce82" table:formula="of:=ROWS([.AE5:.AE36])-[.AE3]" office:value-type="float" office:value="32">
            <text:p>32</text:p>
          </table:table-cell>
          <table:table-cell table:style-name="ce82" table:formula="of:=ROWS([.AF5:.AF36])-[.AF3]" office:value-type="float" office:value="32">
            <text:p>32</text:p>
          </table:table-cell>
          <table:table-cell table:style-name="ce82" table:formula="of:=ROWS([.AG5:.AG36])-[.AG3]" office:value-type="float" office:value="32">
            <text:p>32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9" table:formula="of:=SUM([.D5:.AG5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0.3516in" draw:caption-point-x="-0.2402in" draw:caption-point-y="0.5992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9" table:formula="of:=SUM([.D6:.AG6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79" table:formula="of:=SUM([.D7:.AG7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9" table:formula="of:=SUM([.D8:.AG8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3.2976in" svg:y="1.0858in" draw:caption-point-x="-0.2402in" draw:caption-point-y="0.6083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79" table:formula="of:=SUM([.D9:.AG9])" office:value-type="float" office:value="0">
            <text:p>0</text:p>
          </table:table-cell>
          <table:table-cell table:style-name="ce83" table:number-columns-repeated="19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15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79" table:formula="of:=SUM([.D10:.AG10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79" table:formula="of:=SUM([.D11:.AG11])" office:value-type="float" office:value="3.5">
            <text:p>3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5.1449in" svg:y="1.8421in" draw:caption-point-x="-0.2402in" draw:caption-point-y="0.6051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5.8835in" svg:y="1.8484in" draw:caption-point-x="-0.2402in" draw:caption-point-y="0.5988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1.8457in" draw:caption-point-x="-0.2402in" draw:caption-point-y="0.6016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83" office:value-type="float" office:value="1">
            <office:annotation draw:style-name="gr4" draw:text-style-name="P1" svg:width="1.1413in" svg:height="0.3902in" svg:x="7.3614in" svg:y="1.8445in" draw:caption-point-x="-0.2402in" draw:caption-point-y="0.6028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1" svg:width="1.1413in" svg:height="0.2346in" svg:x="9.578in" svg:y="1.8484in" draw:caption-point-x="-0.2402in" draw:caption-point-y="0.5988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1" svg:width="1.1413in" svg:height="0.2346in" svg:x="9.9476in" svg:y="1.8484in" draw:caption-point-x="-0.2402in" draw:caption-point-y="0.5988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ngHT</text:p>
          </table:table-cell>
          <table:table-cell table:style-name="ce79" table:formula="of:=SUM([.D12:.AG1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79" table:formula="of:=SUM([.D13:.AG13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79" table:formula="of:=SUM([.D14:.AG1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79" table:formula="of:=SUM([.D15:.AG15])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79" table:formula="of:=SUM([.D16:.AG16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7.3614in" svg:y="3.0831in" draw:caption-point-x="-0.2402in" draw:caption-point-y="0.6028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79" table:formula="of:=SUM([.D17:.AG17])" office:value-type="float" office:value="0"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2976in" svg:y="3.3256in" draw:caption-point-x="-0.2402in" draw:caption-point-y="0.6079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</text:p>
          </table:table-cell>
          <table:table-cell table:style-name="ce79" table:formula="of:=SUM([.D18:.AG18])" office:value-type="float" office:value="9.5">
            <text:p>9.5</text:p>
          </table:table-cell>
          <table:table-cell table:number-columns-repeated="3" table:style-name="ce83" office:value-type="float" office:value="0.5">
            <text:p>0.5</text:p>
          </table:table-cell>
          <table:table-cell table:style-name="ce83" table:number-columns-repeated="2"/>
          <table:table-cell table:number-columns-repeated="5" table:style-name="ce83" office:value-type="float" office:value="0.5">
            <text:p>0.5</text:p>
          </table:table-cell>
          <table:table-cell table:style-name="ce83" table:number-columns-repeated="2"/>
          <table:table-cell table:number-columns-repeated="5" table:style-name="ce83" office:value-type="float" office:value="0.5"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2" draw:text-style-name="P1" svg:width="1.1413in" svg:height="0.5457in" svg:x="9.578in" svg:y="3.5823in" draw:caption-point-x="-0.2402in" draw:caption-point-y="0.5988in">
              <dc:date>2015-04-20T00:00:00</dc:date>
              <text:p text:style-name="P1"><text:span text:style-name="T1">Nghỉ buổi chiều có việc nhà đột xuất</text:span></text:p>
            </office:annotation>
            <text:p>1</text:p>
          </table:table-cell>
          <table:table-cell table:number-columns-repeated="4" table:style-name="ce83" office:value-type="float" office:value="0.5">
            <text:p>0.5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79" table:formula="of:=SUM([.D19:.AG19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5.5142in" svg:y="3.8228in" draw:caption-point-x="-0.2402in" draw:caption-point-y="0.6059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9.9476in" svg:y="3.8303in" draw:caption-point-x="-0.2402in" draw:caption-point-y="0.5984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79" table:formula="of:=SUM([.D20:.AG20])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2.928in" svg:y="4.0677in" draw:caption-point-x="-0.2402in" draw:caption-point-y="0.6087in">
              <dc:date>2015-04-02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79" table:formula="of:=SUM([.D21:.AG21])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0559in" svg:y="4.3283in" draw:caption-point-x="-0.2402in" draw:caption-point-y="0.5957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79" table:formula="of:=SUM([.D22:.AG2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6" draw:text-style-name="P1" svg:width="1.1413in" svg:height="0.2346in" svg:x="5.5142in" svg:y="4.5661in" draw:caption-point-x="-0.2402in" draw:caption-point-y="0.6059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79" table:formula="of:=SUM([.D23:.AG2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1" svg:width="1.1413in" svg:height="0.3902in" svg:x="4.4059in" svg:y="4.8126in" draw:caption-point-x="-0.2402in" draw:caption-point-y="0.6071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79" table:formula="of:=SUM([.D24:.AG2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6" draw:text-style-name="P1" svg:width="1.1413in" svg:height="0.2346in" svg:x="11.0559in" svg:y="5.0717in" draw:caption-point-x="-0.2402in" draw:caption-point-y="0.5957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PhongVT</text:p>
          </table:table-cell>
          <table:table-cell table:style-name="ce79" table:formula="of:=SUM([.D25:.AG25])" office:value-type="float" office:value="5.5">
            <text:p>5.5</text:p>
          </table:table-cell>
          <table:table-cell table:style-name="ce83" office:value-type="float" office:value="0.5">
            <office:annotation draw:style-name="gr4" draw:text-style-name="P1" svg:width="1.1413in" svg:height="0.3902in" svg:x="2.5587in" svg:y="5.3055in" draw:caption-point-x="-0.2402in" draw:caption-point-y="0.6094in">
              <dc:date>2015-04-01T00:00:00</dc:date>
              <text:p text:style-name="P1"><text:span text:style-name="T1">Mệt, xin nghỉ buổi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1" svg:width="1.1413in" svg:height="0.3902in" svg:x="2.928in" svg:y="5.3055in" draw:caption-point-x="-0.2402in" draw:caption-point-y="0.6094in">
              <dc:date>2015-04-01T00:00:00</dc:date>
              <text:p text:style-name="P1"><text:span text:style-name="T1">Mệt, xin nghỉ buổi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1" svg:width="1.1413in" svg:height="0.3902in" svg:x="3.2976in" svg:y="5.3055in" draw:caption-point-x="-0.2402in" draw:caption-point-y="0.6094in">
              <dc:date>2015-04-01T00:00:00</dc:date>
              <text:p text:style-name="P1"><text:span text:style-name="T1">Mệt, xin nghỉ buổi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1" svg:width="1.1413in" svg:height="0.2346in" svg:x="4.4059in" svg:y="5.3146in" draw:caption-point-x="-0.2402in" draw:caption-point-y="0.6004in">
              <dc:date>2015-04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5.5142in" svg:y="5.3122in" draw:caption-point-x="-0.2402in" draw:caption-point-y="0.6028in">
              <dc:date>2015-04-14T00:00:00</dc:date>
              <text:p text:style-name="P1"><text:span text:style-name="T1">Chở vợ đi khám bệnh (buổi chiều)</text:span></text:p>
            </office:annotation>
            <text:p>0.5</text:p>
          </table:table-cell>
          <table:table-cell table:style-name="ce83" office:value-type="float" office:value="1">
            <office:annotation draw:style-name="gr4" draw:text-style-name="P1" svg:width="1.1413in" svg:height="0.3902in" svg:x="5.8835in" svg:y="5.3122in" draw:caption-point-x="-0.2402in" draw:caption-point-y="0.6028in">
              <dc:date>2015-04-14T00:00:00</dc:date>
              <text:p text:style-name="P1"><text:span text:style-name="T1">Chở vợ đi khám bệnh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1" svg:width="1.1413in" svg:height="0.2346in" svg:x="6.9921in" svg:y="5.3122in" draw:caption-point-x="-0.2402in" draw:caption-point-y="0.6028in">
              <dc:date>2015-04-14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1" svg:width="1.1413in" svg:height="0.2346in" svg:x="7.3614in" svg:y="5.3122in" draw:caption-point-x="-0.2402in" draw:caption-point-y="0.6028in">
              <dc:date>2015-04-14T00:00:00</dc:date>
              <text:p text:style-name="P1"><text:span text:style-name="T1">Nghỉ buổi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0.6866in" svg:y="5.3173in" draw:caption-point-x="-0.2402in" draw:caption-point-y="0.5976in">
              <dc:date>2015-04-22T00:00:00</dc:date>
              <text:p text:style-name="P1"><text:span text:style-name="T1">Lên BHXH, 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chBK</text:p>
          </table:table-cell>
          <table:table-cell table:style-name="ce79" table:formula="of:=SUM([.D26:.AG26])" office:value-type="float" office:value="2.5">
            <text:p>2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5.5142in" svg:y="5.5583in" draw:caption-point-x="-0.2402in" draw:caption-point-y="0.6043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5.5598in" draw:caption-point-x="-0.2402in" draw:caption-point-y="0.6028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8.1004in" svg:y="5.5622in" draw:caption-point-x="-0.2402in" draw:caption-point-y="0.6004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10.3169in" svg:y="5.5657in" draw:caption-point-x="-0.2402in" draw:caption-point-y="0.5969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79" table:formula="of:=SUM([.D27:.AG27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1" svg:width="1.1413in" svg:height="0.5457in" svg:x="4.4059in" svg:y="5.8039in" draw:caption-point-x="-0.2402in" draw:caption-point-y="0.606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4.7752in" svg:y="5.8039in" draw:caption-point-x="-0.2402in" draw:caption-point-y="0.606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1449in" svg:y="5.8039in" draw:caption-point-x="-0.2402in" draw:caption-point-y="0.606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5142in" svg:y="5.8039in" draw:caption-point-x="-0.2402in" draw:caption-point-y="0.606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8835in" svg:y="5.8039in" draw:caption-point-x="-0.2402in" draw:caption-point-y="0.606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3" draw:text-style-name="P1" svg:width="1.1413in" svg:height="0.7012in" svg:x="6.9921in" svg:y="5.8075in" draw:caption-point-x="-0.2402in" draw:caption-point-y="0.6028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TP</text:p>
          </table:table-cell>
          <table:table-cell table:style-name="ce79" table:formula="of:=SUM([.D28:.AG28])" office:value-type="float" office:value="2">
            <text:p>2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3.2976in" svg:y="6.0496in" draw:caption-point-x="-0.2402in" draw:caption-point-y="0.6083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6.0587in" draw:caption-point-x="-0.2402in" draw:caption-point-y="0.5992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6.0551in" draw:caption-point-x="-0.2402in" draw:caption-point-y="0.6028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7.7307in" svg:y="6.0567in" draw:caption-point-x="-0.2402in" draw:caption-point-y="0.6012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79" table:formula="of:=SUM([.D29:.AG29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5.8835in" svg:y="6.3008in" draw:caption-point-x="-0.2402in" draw:caption-point-y="0.6047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1" svg:width="1.1413in" svg:height="0.2346in" svg:x="6.9921in" svg:y="6.3008in" draw:caption-point-x="-0.2402in" draw:caption-point-y="0.6047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10.6866in" svg:y="6.3094in" draw:caption-point-x="-0.2402in" draw:caption-point-y="0.5961in">
              <dc:date>2015-04-24T00:00:00</dc:date>
              <text:p text:style-name="P1"><text:span text:style-name="T1">Đi khám bệnh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uNV</text:p>
          </table:table-cell>
          <table:table-cell table:style-name="ce79" table:formula="of:=SUM([.D30:.AG30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nhT</text:p>
          </table:table-cell>
          <table:table-cell table:style-name="ce79" table:formula="of:=SUM([.D31:.AG31])" office:value-type="float" office:value="0">
            <text:p>0</text:p>
          </table:table-cell>
          <table:table-cell table:style-name="ce83" table:number-columns-repeated="1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uyLTT</text:p>
          </table:table-cell>
          <table:table-cell table:style-name="ce79" table:formula="of:=SUM([.D32:.AG32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uanND</text:p>
          </table:table-cell>
          <table:table-cell table:style-name="ce79" table:formula="of:=SUM([.D33:.AG3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BA</text:p>
          </table:table-cell>
          <table:table-cell table:style-name="ce79" table:formula="of:=SUM([.D34:.AG3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ietTH</text:p>
          </table:table-cell>
          <table:table-cell table:style-name="ce79" table:formula="of:=SUM([.D35:.AG35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3.2976in" svg:y="7.7846in" draw:caption-point-x="-0.2402in" draw:caption-point-y="0.6071in">
              <dc:date>2015-04-03T00:00:00</dc:date>
              <text:p text:style-name="P1"><text:span text:style-name="T1">Bị ốm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uNA</text:p>
          </table:table-cell>
          <table:table-cell table:style-name="ce79" table:formula="of:=SUM([.D36:.AG36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6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35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86" office:value-type="string" table:number-columns-spanned="31" table:number-rows-spanned="1">
            <text:p>May</text:p>
          </table:table-cell>
          <table:covered-table-cell table:number-columns-repeated="10" table:style-name="ce90"/>
          <table:covered-table-cell table:style-name="ce90" office:value-type="string">
            <text:p>x</text:p>
          </table:covered-table-cell>
          <table:covered-table-cell table:number-columns-repeated="19" table:style-name="ce90"/>
          <table:table-cell table:style-name="ce64" table:number-columns-repeated="960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87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7" office:value-type="float" office:value="-2">
            <text:p>-2</text:p>
          </table:table-cell>
          <table:table-cell table:style-name="ce87" office:value-type="float" office:value="-3">
            <text:p>-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-9">
            <text:p>-9</text:p>
          </table:table-cell>
          <table:table-cell table:style-name="ce87" office:value-type="float" office:value="-10">
            <text:p>-10</text:p>
          </table:table-cell>
          <table:table-cell table:style-name="ce87" office:value-type="float" office:value="11">
            <text:p>11</text:p>
          </table:table-cell>
          <table:table-cell table:style-name="ce87" office:value-type="float" office:value="12">
            <text:p>12</text:p>
          </table:table-cell>
          <table:table-cell table:style-name="ce87" office:value-type="float" office:value="13">
            <text:p>13</text:p>
          </table:table-cell>
          <table:table-cell table:style-name="ce87" office:value-type="float" office:value="14">
            <text:p>14</text:p>
          </table:table-cell>
          <table:table-cell table:style-name="ce87" office:value-type="float" office:value="15">
            <text:p>15</text:p>
          </table:table-cell>
          <table:table-cell table:style-name="ce87" office:value-type="float" office:value="-16">
            <text:p>-16</text:p>
          </table:table-cell>
          <table:table-cell table:style-name="ce87" office:value-type="float" office:value="-17">
            <text:p>-17</text:p>
          </table:table-cell>
          <table:table-cell table:style-name="ce87" office:value-type="float" office:value="18">
            <text:p>18</text:p>
          </table:table-cell>
          <table:table-cell table:style-name="ce87" office:value-type="float" office:value="19">
            <text:p>19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87" office:value-type="float" office:value="22">
            <text:p>22</text:p>
          </table:table-cell>
          <table:table-cell table:style-name="ce87" office:value-type="float" office:value="-23">
            <text:p>-23</text:p>
          </table:table-cell>
          <table:table-cell table:style-name="ce87" office:value-type="float" office:value="-24">
            <text:p>-24</text:p>
          </table:table-cell>
          <table:table-cell table:style-name="ce87" office:value-type="float" office:value="25">
            <text:p>25</text:p>
          </table:table-cell>
          <table:table-cell table:style-name="ce87" office:value-type="float" office:value="26">
            <text:p>26</text:p>
          </table:table-cell>
          <table:table-cell table:style-name="ce87" office:value-type="float" office:value="27">
            <text:p>27</text:p>
          </table:table-cell>
          <table:table-cell table:style-name="ce87" office:value-type="float" office:value="28">
            <text:p>28</text:p>
          </table:table-cell>
          <table:table-cell table:style-name="ce87" office:value-type="float" office:value="29">
            <text:p>29</text:p>
          </table:table-cell>
          <table:table-cell table:style-name="ce87" office:value-type="float" office:value="-30">
            <text:p>-30</text:p>
          </table:table-cell>
          <table:table-cell table:style-name="ce87" office:value-type="float" office:value="-31">
            <text:p>-31</text:p>
          </table:table-cell>
          <table:table-cell table:style-name="ce64" table:number-columns-repeated="952"/>
          <table:table-cell table:number-columns-repeated="8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88" table:formula="of:=SUM([.D5:.D35])" office:value-type="float" office:value="0">
            <text:p>0</text:p>
          </table:table-cell>
          <table:table-cell table:style-name="ce88" table:formula="of:=SUM([.E5:.E35])" office:value-type="float" office:value="0">
            <text:p>0</text:p>
          </table:table-cell>
          <table:table-cell table:style-name="ce88" table:formula="of:=SUM([.F5:.F35])" office:value-type="float" office:value="0">
            <text:p>0</text:p>
          </table:table-cell>
          <table:table-cell table:style-name="ce88" table:formula="of:=SUM([.G5:.G35])" office:value-type="float" office:value="1">
            <text:p>1</text:p>
          </table:table-cell>
          <table:table-cell table:style-name="ce88" table:formula="of:=SUM([.H5:.H35])" office:value-type="float" office:value="0">
            <text:p>0</text:p>
          </table:table-cell>
          <table:table-cell table:style-name="ce88" table:formula="of:=SUM([.I5:.I35])" office:value-type="float" office:value="0">
            <text:p>0</text:p>
          </table:table-cell>
          <table:table-cell table:style-name="ce88" table:formula="of:=SUM([.J5:.J35])" office:value-type="float" office:value="0">
            <text:p>0</text:p>
          </table:table-cell>
          <table:table-cell table:style-name="ce88" table:formula="of:=SUM([.K5:.K35])" office:value-type="float" office:value="0">
            <text:p>0</text:p>
          </table:table-cell>
          <table:table-cell table:style-name="ce88" table:formula="of:=SUM([.L5:.L35])" office:value-type="float" office:value="0">
            <text:p>0</text:p>
          </table:table-cell>
          <table:table-cell table:style-name="ce88" table:formula="of:=SUM([.M5:.M35])" office:value-type="float" office:value="0">
            <text:p>0</text:p>
          </table:table-cell>
          <table:table-cell table:style-name="ce88" table:formula="of:=SUM([.N5:.N35])" office:value-type="float" office:value="0">
            <text:p>0</text:p>
          </table:table-cell>
          <table:table-cell table:style-name="ce88" table:formula="of:=SUM([.O5:.O35])" office:value-type="float" office:value="0">
            <text:p>0</text:p>
          </table:table-cell>
          <table:table-cell table:style-name="ce88" table:formula="of:=SUM([.P5:.P35])" office:value-type="float" office:value="0">
            <text:p>0</text:p>
          </table:table-cell>
          <table:table-cell table:style-name="ce88" table:formula="of:=SUM([.Q5:.Q35])" office:value-type="float" office:value="0">
            <text:p>0</text:p>
          </table:table-cell>
          <table:table-cell table:style-name="ce88" table:formula="of:=SUM([.R5:.R35])" office:value-type="float" office:value="0">
            <text:p>0</text:p>
          </table:table-cell>
          <table:table-cell table:style-name="ce88" table:formula="of:=SUM([.S5:.S35])" office:value-type="float" office:value="0">
            <text:p>0</text:p>
          </table:table-cell>
          <table:table-cell table:style-name="ce88" table:formula="of:=SUM([.T5:.T35])" office:value-type="float" office:value="0">
            <text:p>0</text:p>
          </table:table-cell>
          <table:table-cell table:style-name="ce88" table:formula="of:=SUM([.U5:.U35])" office:value-type="float" office:value="0">
            <text:p>0</text:p>
          </table:table-cell>
          <table:table-cell table:style-name="ce88" table:formula="of:=SUM([.V5:.V35])" office:value-type="float" office:value="0">
            <text:p>0</text:p>
          </table:table-cell>
          <table:table-cell table:style-name="ce88" table:formula="of:=SUM([.W5:.W35])" office:value-type="float" office:value="0">
            <text:p>0</text:p>
          </table:table-cell>
          <table:table-cell table:style-name="ce88" table:formula="of:=SUM([.X5:.X35])" office:value-type="float" office:value="0">
            <text:p>0</text:p>
          </table:table-cell>
          <table:table-cell table:style-name="ce88" table:formula="of:=SUM([.Y5:.Y35])" office:value-type="float" office:value="0">
            <text:p>0</text:p>
          </table:table-cell>
          <table:table-cell table:style-name="ce88" table:formula="of:=SUM([.Z5:.Z35])" office:value-type="float" office:value="0">
            <text:p>0</text:p>
          </table:table-cell>
          <table:table-cell table:style-name="ce88" table:formula="of:=SUM([.AA5:.AA35])" office:value-type="float" office:value="0">
            <text:p>0</text:p>
          </table:table-cell>
          <table:table-cell table:style-name="ce88" table:formula="of:=SUM([.AB5:.AB35])" office:value-type="float" office:value="0">
            <text:p>0</text:p>
          </table:table-cell>
          <table:table-cell table:style-name="ce88" table:formula="of:=SUM([.AC5:.AC35])" office:value-type="float" office:value="0">
            <text:p>0</text:p>
          </table:table-cell>
          <table:table-cell table:style-name="ce88" table:formula="of:=SUM([.AD5:.AD35])" office:value-type="float" office:value="0">
            <text:p>0</text:p>
          </table:table-cell>
          <table:table-cell table:style-name="ce88" table:formula="of:=SUM([.AE5:.AE35])" office:value-type="float" office:value="0">
            <text:p>0</text:p>
          </table:table-cell>
          <table:table-cell table:style-name="ce88" table:formula="of:=SUM([.AF5:.AF35])" office:value-type="float" office:value="0">
            <text:p>0</text:p>
          </table:table-cell>
          <table:table-cell table:style-name="ce88" table:formula="of:=SUM([.AG5:.AG35])" office:value-type="float" office:value="0">
            <text:p>0</text:p>
          </table:table-cell>
          <table:table-cell table:style-name="ce88" table:formula="of:=SUM([.AH5:.AH35])" office:value-type="float" office:value="0">
            <text:p>0</text:p>
          </table:table-cell>
          <table:table-cell table:style-name="ce64" table:number-columns-repeated="952"/>
          <table:table-cell table:number-columns-repeated="8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88" table:formula="of:=ROWS([.D5:.D36])-[.D3]" office:value-type="float" office:value="32">
            <text:p>32</text:p>
          </table:table-cell>
          <table:table-cell table:style-name="ce88" table:formula="of:=ROWS([.E5:.E36])-[.E3]" office:value-type="float" office:value="32">
            <text:p>32</text:p>
          </table:table-cell>
          <table:table-cell table:style-name="ce88" table:formula="of:=ROWS([.F5:.F36])-[.F3]" office:value-type="float" office:value="32">
            <text:p>32</text:p>
          </table:table-cell>
          <table:table-cell table:style-name="ce88" table:formula="of:=ROWS([.G5:.G36])-[.G3]" office:value-type="float" office:value="31">
            <text:p>31</text:p>
          </table:table-cell>
          <table:table-cell table:style-name="ce88" table:formula="of:=ROWS([.H5:.H36])-[.H3]" office:value-type="float" office:value="32">
            <text:p>32</text:p>
          </table:table-cell>
          <table:table-cell table:style-name="ce88" table:formula="of:=ROWS([.I5:.I36])-[.I3]" office:value-type="float" office:value="32">
            <text:p>32</text:p>
          </table:table-cell>
          <table:table-cell table:style-name="ce88" table:formula="of:=ROWS([.J5:.J36])-[.J3]" office:value-type="float" office:value="32">
            <text:p>32</text:p>
          </table:table-cell>
          <table:table-cell table:style-name="ce88" table:formula="of:=ROWS([.K5:.K36])-[.K3]" office:value-type="float" office:value="32">
            <text:p>32</text:p>
          </table:table-cell>
          <table:table-cell table:style-name="ce88" table:formula="of:=ROWS([.L5:.L36])-[.L3]" office:value-type="float" office:value="32">
            <text:p>32</text:p>
          </table:table-cell>
          <table:table-cell table:style-name="ce88" table:formula="of:=ROWS([.M5:.M36])-[.M3]" office:value-type="float" office:value="32">
            <text:p>32</text:p>
          </table:table-cell>
          <table:table-cell table:style-name="ce88" table:formula="of:=ROWS([.N5:.N36])-[.N3]" office:value-type="float" office:value="32">
            <text:p>32</text:p>
          </table:table-cell>
          <table:table-cell table:style-name="ce88" table:formula="of:=ROWS([.O5:.O36])-[.O3]" office:value-type="float" office:value="32">
            <text:p>32</text:p>
          </table:table-cell>
          <table:table-cell table:style-name="ce88" table:formula="of:=ROWS([.P5:.P36])-[.P3]" office:value-type="float" office:value="32">
            <text:p>32</text:p>
          </table:table-cell>
          <table:table-cell table:style-name="ce88" table:formula="of:=ROWS([.Q5:.Q36])-[.Q3]" office:value-type="float" office:value="32">
            <text:p>32</text:p>
          </table:table-cell>
          <table:table-cell table:style-name="ce88" table:formula="of:=ROWS([.R5:.R36])-[.R3]" office:value-type="float" office:value="32">
            <text:p>32</text:p>
          </table:table-cell>
          <table:table-cell table:style-name="ce88" table:formula="of:=ROWS([.S5:.S36])-[.S3]" office:value-type="float" office:value="32">
            <text:p>32</text:p>
          </table:table-cell>
          <table:table-cell table:style-name="ce88" table:formula="of:=ROWS([.T5:.T36])-[.T3]" office:value-type="float" office:value="32">
            <text:p>32</text:p>
          </table:table-cell>
          <table:table-cell table:style-name="ce88" table:formula="of:=ROWS([.U5:.U36])-[.U3]" office:value-type="float" office:value="32">
            <text:p>32</text:p>
          </table:table-cell>
          <table:table-cell table:style-name="ce88" table:formula="of:=ROWS([.V5:.V36])-[.V3]" office:value-type="float" office:value="32">
            <text:p>32</text:p>
          </table:table-cell>
          <table:table-cell table:style-name="ce88" table:formula="of:=ROWS([.W5:.W36])-[.W3]" office:value-type="float" office:value="32">
            <text:p>32</text:p>
          </table:table-cell>
          <table:table-cell table:style-name="ce88" table:formula="of:=ROWS([.X5:.X36])-[.X3]" office:value-type="float" office:value="32">
            <text:p>32</text:p>
          </table:table-cell>
          <table:table-cell table:style-name="ce88" table:formula="of:=ROWS([.Y5:.Y36])-[.Y3]" office:value-type="float" office:value="32">
            <text:p>32</text:p>
          </table:table-cell>
          <table:table-cell table:style-name="ce88" table:formula="of:=ROWS([.Z5:.Z36])-[.Z3]" office:value-type="float" office:value="32">
            <text:p>32</text:p>
          </table:table-cell>
          <table:table-cell table:style-name="ce88" table:formula="of:=ROWS([.AA5:.AA36])-[.AA3]" office:value-type="float" office:value="32">
            <text:p>32</text:p>
          </table:table-cell>
          <table:table-cell table:style-name="ce88" table:formula="of:=ROWS([.AB5:.AB36])-[.AB3]" office:value-type="float" office:value="32">
            <text:p>32</text:p>
          </table:table-cell>
          <table:table-cell table:style-name="ce88" table:formula="of:=ROWS([.AC5:.AC36])-[.AC3]" office:value-type="float" office:value="32">
            <text:p>32</text:p>
          </table:table-cell>
          <table:table-cell table:style-name="ce88" table:formula="of:=ROWS([.AD5:.AD36])-[.AD3]" office:value-type="float" office:value="32">
            <text:p>32</text:p>
          </table:table-cell>
          <table:table-cell table:style-name="ce88" table:formula="of:=ROWS([.AE5:.AE36])-[.AE3]" office:value-type="float" office:value="32">
            <text:p>32</text:p>
          </table:table-cell>
          <table:table-cell table:style-name="ce88" table:formula="of:=ROWS([.AF5:.AF36])-[.AF3]" office:value-type="float" office:value="32">
            <text:p>32</text:p>
          </table:table-cell>
          <table:table-cell table:style-name="ce88" table:formula="of:=ROWS([.AG5:.AG36])-[.AG3]" office:value-type="float" office:value="32">
            <text:p>32</text:p>
          </table:table-cell>
          <table:table-cell table:style-name="ce88" table:formula="of:=ROWS([.AH5:.AH36])-[.AH3]" office:value-type="float" office:value="32">
            <text:p>32</text:p>
          </table:table-cell>
          <table:table-cell table:style-name="ce64" table:number-columns-repeated="952"/>
          <table:table-cell table:number-columns-repeated="8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5" table:formula="of:=SUM([.D5:.AH5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5" table:formula="of:=SUM([.D6:.AH6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85" table:formula="of:=SUM([.D7:.AH7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5" table:formula="of:=SUM([.D8:.AH8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85" table:formula="of:=SUM([.D9:.AH9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15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85" table:formula="of:=SUM([.D10:.AH10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85" table:formula="of:=SUM([.D11:.AH11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ngHT</text:p>
          </table:table-cell>
          <table:table-cell table:style-name="ce85" table:formula="of:=SUM([.D12:.AH12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85" table:formula="of:=SUM([.D13:.AH13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85" table:formula="of:=SUM([.D14:.AH14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85" table:formula="of:=SUM([.D15:.AH15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85" table:formula="of:=SUM([.D16:.AH16])" office:value-type="float" office:value="1">
            <text:p>1</text:p>
          </table:table-cell>
          <table:table-cell table:style-name="ce89" table:number-columns-repeated="3"/>
          <table:table-cell table:style-name="ce89" office:value-type="float" office:value="1">
            <office:annotation draw:style-name="gr6" draw:text-style-name="P1" svg:width="1.1413in" svg:height="0.2346in" svg:x="3.6669in" svg:y="3.0909in" draw:caption-point-x="-0.2402in" draw:caption-point-y="0.5949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style-name="ce89" table:number-columns-repeated="27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85" table:formula="of:=SUM([.D17:.AH17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</text:p>
          </table:table-cell>
          <table:table-cell table:style-name="ce85" table:formula="of:=SUM([.D18:.AH18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85" table:formula="of:=SUM([.D19:.AH19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85" table:formula="of:=SUM([.D20:.AH20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85" table:formula="of:=SUM([.D21:.AH21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85" table:formula="of:=SUM([.D22:.AH22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85" table:formula="of:=SUM([.D23:.AH23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85" table:formula="of:=SUM([.D24:.AH24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PhongVT</text:p>
          </table:table-cell>
          <table:table-cell table:style-name="ce85" table:formula="of:=SUM([.D25:.AH25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chBK</text:p>
          </table:table-cell>
          <table:table-cell table:style-name="ce85" table:formula="of:=SUM([.D26:.AH26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85" table:formula="of:=SUM([.D27:.AH27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TP</text:p>
          </table:table-cell>
          <table:table-cell table:style-name="ce85" table:formula="of:=SUM([.D28:.AH28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85" table:formula="of:=SUM([.D29:.AH29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uNV</text:p>
          </table:table-cell>
          <table:table-cell table:style-name="ce85" table:formula="of:=SUM([.D30:.AH30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nhT</text:p>
          </table:table-cell>
          <table:table-cell table:style-name="ce85" table:formula="of:=SUM([.D31:.AH31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uyLTT</text:p>
          </table:table-cell>
          <table:table-cell table:style-name="ce85" table:formula="of:=SUM([.D32:.AH32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uanND</text:p>
          </table:table-cell>
          <table:table-cell table:style-name="ce85" table:formula="of:=SUM([.D33:.AH33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BA</text:p>
          </table:table-cell>
          <table:table-cell table:style-name="ce85" table:formula="of:=SUM([.D34:.AH34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ietTH</text:p>
          </table:table-cell>
          <table:table-cell table:style-name="ce85" table:formula="of:=SUM([.D35:.AH35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uNA</text:p>
          </table:table-cell>
          <table:table-cell table:style-name="ce85" table:formula="of:=SUM([.D36:.AH36])" office:value-type="float" office:value="0">
            <text:p>0</text:p>
          </table:table-cell>
          <table:table-cell table:style-name="ce89" table:number-columns-repeated="31"/>
          <table:table-cell table:style-name="ce42" table:number-columns-repeated="952"/>
          <table:table-cell table:number-columns-repeated="8"/>
        </table:table-row>
        <table:table-row table:style-name="ro2" table:number-rows-repeated="65404">
          <table:table-cell table:style-name="ce42" table:number-columns-repeated="986"/>
          <table:table-cell table:number-columns-repeated="8"/>
        </table:table-row>
        <table:table-row table:style-name="ro2" table:number-rows-repeated="983135">
          <table:table-cell table:number-columns-repeated="994"/>
        </table:table-row>
        <table:table-row table:style-name="ro2"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65</meta:editing-cycles>
    <meta:editing-duration>P6DT1H49M59S</meta:editing-duration>
    <meta:generator>OpenOffice/4.1.1$Win32 OpenOffice.org_project/411m6$Build-9775</meta:generator>
    <dc:date>2015-08-12T09:45:22.98</dc:date>
    <meta:document-statistic meta:table-count="8" meta:cell-count="3310" meta:object-count="0"/>
    <meta:user-defined meta:name="Info 1"/>
    <meta:user-defined meta:name="Info 2"/>
    <meta:user-defined meta:name="Info 3"/>
    <meta:user-defined meta:name="Info 4"/>
  </office:meta>
</office:document-meta>
</file>